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26in"/>
    </style:style>
    <style:style style:name="co3" style:family="table-column">
      <style:table-column-properties fo:break-before="auto" style:column-width="0.9854in"/>
    </style:style>
    <style:style style:name="co4" style:family="table-column">
      <style:table-column-properties fo:break-before="auto" style:column-width="1.228in"/>
    </style:style>
    <style:style style:name="co5" style:family="table-column">
      <style:table-column-properties fo:break-before="auto" style:column-width="1.4618in"/>
    </style:style>
    <style:style style:name="co6" style:family="table-column">
      <style:table-column-properties fo:break-before="auto" style:column-width="1.2362in"/>
    </style:style>
    <style:style style:name="co7" style:family="table-column">
      <style:table-column-properties fo:break-before="auto" style:column-width="1.3783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3366in"/>
    </style:style>
    <style:style style:name="co10" style:family="table-column">
      <style:table-column-properties fo:break-before="auto" style:column-width="1.4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cccccc" fo:border="0.06pt solid #000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b3cac7"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ollution" table:style-name="ta1">
        <table:table-column table:style-name="co1" table:default-cell-style-name="ce15"/>
        <table:table-column table:style-name="co2" table:default-cell-style-name="ce16"/>
        <table:table-column table:style-name="co3" table:default-cell-style-name="ce3"/>
        <table:table-column table:style-name="co4" table:default-cell-style-name="ce15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4" office:value-type="string" calcext:value-type="string">
            <text:p>City</text:p>
          </table:table-cell>
          <table:table-cell table:style-name="ce14" office:value-type="string" calcext:value-type="string">
            <text:p>Data size</text:p>
          </table:table-cell>
          <table:table-cell table:style-name="ce14" office:value-type="string" calcext:value-type="string">
            <text:p>Meta-set</text:p>
          </table:table-cell>
          <table:table-cell table:style-name="ce14" office:value-type="string" calcext:value-type="string">
            <text:p>Number of tasks</text:p>
          </table:table-cell>
          <table:table-cell/>
          <table:table-cell table:style-name="ce14" office:value-type="string" calcext:value-type="string">
            <text:p>Number of tasks</text:p>
          </table:table-cell>
          <table:table-cell/>
        </table:table-row>
        <table:table-row table:style-name="ro1">
          <table:table-cell office:value-type="string" calcext:value-type="string">
            <text:p>Beijing</text:p>
          </table:table-cell>
          <table:table-cell office:value-type="float" office:value="52584" calcext:value-type="float">
            <text:p>52584</text:p>
          </table:table-cell>
          <table:table-cell table:style-name="ce8" office:value-type="string" calcext:value-type="string">
            <text:p>Meta-train</text:p>
          </table:table-cell>
          <table:table-cell table:formula="of:=FLOOR([.B2]/[.$C$13])" office:value-type="float" office:value="1752" calcext:value-type="float">
            <text:p>1752</text:p>
          </table:table-cell>
          <table:table-cell table:style-name="ce18" table:formula="of:=SUM([.D2:.D4])" office:value-type="float" office:value="5256" calcext:value-type="float" table:number-columns-spanned="1" table:number-rows-spanned="3">
            <text:p>5256</text:p>
          </table:table-cell>
          <table:table-cell table:style-name="ce15" table:formula="of:=FLOOR([.B2]/[.$D$13])" office:value-type="float" office:value="206" calcext:value-type="float">
            <text:p>206</text:p>
          </table:table-cell>
          <table:table-cell table:style-name="ce18" table:formula="of:=SUM([.F2:.F4])" office:value-type="float" office:value="618" calcext:value-type="float" table:number-columns-spanned="1" table:number-rows-spanned="3">
            <text:p>618</text:p>
          </table:table-cell>
        </table:table-row>
        <table:table-row table:style-name="ro1">
          <table:table-cell office:value-type="string" calcext:value-type="string">
            <text:p>Chengdu</text:p>
          </table:table-cell>
          <table:table-cell office:value-type="float" office:value="52584" calcext:value-type="float">
            <text:p>52584</text:p>
          </table:table-cell>
          <table:table-cell table:style-name="ce8" office:value-type="string" calcext:value-type="string">
            <text:p>Meta-train</text:p>
          </table:table-cell>
          <table:table-cell table:formula="of:=FLOOR([.B3]/[.$C$13])" office:value-type="float" office:value="1752" calcext:value-type="float">
            <text:p>1752</text:p>
          </table:table-cell>
          <table:covered-table-cell table:style-name="ce3"/>
          <table:table-cell table:style-name="ce15" table:formula="of:=FLOOR([.B3]/[.$D$13])" office:value-type="float" office:value="206" calcext:value-type="float">
            <text:p>206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Guangzhou</text:p>
          </table:table-cell>
          <table:table-cell office:value-type="float" office:value="52584" calcext:value-type="float">
            <text:p>52584</text:p>
          </table:table-cell>
          <table:table-cell table:style-name="ce8" office:value-type="string" calcext:value-type="string">
            <text:p>Meta-train</text:p>
          </table:table-cell>
          <table:table-cell table:formula="of:=FLOOR([.B4]/[.$C$13])" office:value-type="float" office:value="1752" calcext:value-type="float">
            <text:p>1752</text:p>
          </table:table-cell>
          <table:covered-table-cell table:style-name="ce3"/>
          <table:table-cell table:style-name="ce15" table:formula="of:=FLOOR([.B4]/[.$D$13])" office:value-type="float" office:value="206" calcext:value-type="float">
            <text:p>206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Shanghai</text:p>
          </table:table-cell>
          <table:table-cell office:value-type="float" office:value="52584" calcext:value-type="float">
            <text:p>52584</text:p>
          </table:table-cell>
          <table:table-cell table:style-name="ce9" office:value-type="string" calcext:value-type="string">
            <text:p>Meta-val</text:p>
          </table:table-cell>
          <table:table-cell table:formula="of:=FLOOR([.B5]/[.$C$13])" office:value-type="float" office:value="1752" calcext:value-type="float">
            <text:p>1752</text:p>
          </table:table-cell>
          <table:table-cell table:style-name="ce3" table:formula="of:=SUM([.D5])" office:value-type="float" office:value="1752" calcext:value-type="float">
            <text:p>1752</text:p>
          </table:table-cell>
          <table:table-cell table:style-name="ce15" table:formula="of:=FLOOR([.B5]/[.$D$13])" office:value-type="float" office:value="206" calcext:value-type="float">
            <text:p>206</text:p>
          </table:table-cell>
          <table:table-cell table:style-name="ce3" table:formula="of:=SUM([.F5])"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Shenyang</text:p>
          </table:table-cell>
          <table:table-cell office:value-type="float" office:value="52584" calcext:value-type="float">
            <text:p>52584</text:p>
          </table:table-cell>
          <table:table-cell table:style-name="ce17" office:value-type="string" calcext:value-type="string">
            <text:p>Meta-test</text:p>
          </table:table-cell>
          <table:table-cell table:formula="of:=FLOOR([.B6]/[.$C$13])" office:value-type="float" office:value="1752" calcext:value-type="float">
            <text:p>1752</text:p>
          </table:table-cell>
          <table:table-cell table:style-name="ce3" table:formula="of:=SUM([.D6])" office:value-type="float" office:value="1752" calcext:value-type="float">
            <text:p>1752</text:p>
          </table:table-cell>
          <table:table-cell table:style-name="ce15" table:formula="of:=FLOOR([.B6]/[.$D$13])" office:value-type="float" office:value="206" calcext:value-type="float">
            <text:p>206</text:p>
          </table:table-cell>
          <table:table-cell table:style-name="ce3" table:formula="of:=SUM([.F6])" office:value-type="float" office:value="206" calcext:value-type="float">
            <text:p>206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2:.B6])" office:value-type="float" office:value="262920" calcext:value-type="float">
            <text:p>262920</text:p>
          </table:table-cell>
          <table:table-cell office:value-type="string" calcext:value-type="string">
            <text:p>Total Dataset</text:p>
          </table:table-cell>
          <table:table-cell table:style-name="ce3" table:formula="of:=SUM([.D2:.D6])" office:value-type="float" office:value="8760" calcext:value-type="float">
            <text:p>8760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4">
            <text:p>Hyperparameters</text:p>
          </table:table-cell>
          <table:table-cell table:style-name="ce2" office:value-type="string" calcext:value-type="string">
            <text:p>Samples per Task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covered-table-cell table:style-name="ce5"/>
          <table:table-cell table:style-name="ce2" office:value-type="string" calcext:value-type="string">
            <text:p>Window size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covered-table-cell table:style-name="ce5"/>
          <table:table-cell table:style-name="ce2" office:value-type="string" calcext:value-type="string">
            <text:p>Stride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5"/>
          <table:table-cell table:style-name="ce2" office:value-type="string" calcext:value-type="string">
            <text:p>Length task</text:p>
          </table:table-cell>
          <table:table-cell table:formula="of:=FLOOR((([.C10])*[.C12]+[.C11]))" office:value-type="float" office:value="30" calcext:value-type="float">
            <text:p>30</text:p>
          </table:table-cell>
          <table:table-cell table:style-name="ce3" table:formula="of:=FLOOR((([.D10])*[.D12]+[.D11]))" office:value-type="float" office:value="255" calcext:value-type="float">
            <text:p>255</text:p>
          </table:table-cell>
          <table:table-cell table:number-columns-repeated="3"/>
        </table:table-row>
      </table:table>
      <table:table table:name="Heart-Rate" table:style-name="ta1">
        <table:table-column table:style-name="co6" table:default-cell-style-name="ce2"/>
        <table:table-column table:style-name="co7" table:default-cell-style-name="ce7"/>
        <table:table-column table:style-name="co8" table:default-cell-style-name="ce8"/>
        <table:table-column table:style-name="co9" table:default-cell-style-name="ce2"/>
        <table:table-column table:style-name="co10" table:default-cell-style-name="ce13"/>
        <table:table-column table:style-name="co1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Subject</text:p>
          </table:table-cell>
          <table:table-cell table:style-name="ce6" office:value-type="string" calcext:value-type="string">
            <text:p>Data size</text:p>
          </table:table-cell>
          <table:table-cell table:style-name="ce1" office:value-type="string" calcext:value-type="string">
            <text:p>Meta-set</text:p>
          </table:table-cell>
          <table:table-cell table:style-name="ce1" office:value-type="string" calcext:value-type="string">
            <text:p>Number of tasks</text:p>
          </table:table-cell>
          <table:table-cell table:style-name="ce11" office:value-type="string" calcext:value-type="string">
            <text:p>N.Tasks per Set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36815" calcext:value-type="float">
            <text:p>36815</text:p>
          </table:table-cell>
          <table:table-cell office:value-type="string" calcext:value-type="string">
            <text:p>Meta-train</text:p>
          </table:table-cell>
          <table:table-cell table:formula="of:=FLOOR([.B2]/[.$C$22])" office:value-type="float" office:value="645" calcext:value-type="float">
            <text:p>645</text:p>
          </table:table-cell>
          <table:table-cell table:style-name="ce36" table:formula="of:=SUM([.D2:.D10])" office:value-type="float" office:value="5313" calcext:value-type="float" table:number-columns-spanned="1" table:number-rows-spanned="9">
            <text:p>5313</text:p>
          </table:table-cell>
          <table:table-cell table:formula="of:=FLOOR([.B2]/[.$D$22])" office:value-type="float" office:value="130" calcext:value-type="float">
            <text:p>130</text:p>
          </table:table-cell>
          <table:table-cell table:style-name="ce18" table:formula="of:=SUM([.F2:.F10])" office:value-type="float" office:value="1070" calcext:value-type="float" table:number-columns-spanned="1" table:number-rows-spanned="9">
            <text:p>1070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32788" calcext:value-type="float">
            <text:p>32788</text:p>
          </table:table-cell>
          <table:table-cell office:value-type="string" calcext:value-type="string">
            <text:p>Meta-train</text:p>
          </table:table-cell>
          <table:table-cell table:formula="of:=FLOOR([.B3]/[.$C$22])" office:value-type="float" office:value="575" calcext:value-type="float">
            <text:p>575</text:p>
          </table:table-cell>
          <table:covered-table-cell/>
          <table:table-cell table:formula="of:=FLOOR([.B3]/[.$D$22])" office:value-type="float" office:value="116" calcext:value-type="float">
            <text:p>116</text:p>
          </table:table-cell>
          <table:covered-table-cell/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34931" calcext:value-type="float">
            <text:p>34931</text:p>
          </table:table-cell>
          <table:table-cell office:value-type="string" calcext:value-type="string">
            <text:p>Meta-train</text:p>
          </table:table-cell>
          <table:table-cell table:formula="of:=FLOOR([.B4]/[.$C$22])" office:value-type="float" office:value="612" calcext:value-type="float">
            <text:p>612</text:p>
          </table:table-cell>
          <table:covered-table-cell/>
          <table:table-cell table:formula="of:=FLOOR([.B4]/[.$D$22])" office:value-type="float" office:value="123" calcext:value-type="float">
            <text:p>123</text:p>
          </table:table-cell>
          <table:covered-table-cell/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36567" calcext:value-type="float">
            <text:p>36567</text:p>
          </table:table-cell>
          <table:table-cell office:value-type="string" calcext:value-type="string">
            <text:p>Meta-train</text:p>
          </table:table-cell>
          <table:table-cell table:formula="of:=FLOOR([.B5]/[.$C$22])" office:value-type="float" office:value="641" calcext:value-type="float">
            <text:p>641</text:p>
          </table:table-cell>
          <table:covered-table-cell/>
          <table:table-cell table:formula="of:=FLOOR([.B5]/[.$D$22])" office:value-type="float" office:value="129" calcext:value-type="float">
            <text:p>129</text:p>
          </table:table-cell>
          <table:covered-table-cell/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37188" calcext:value-type="float">
            <text:p>37188</text:p>
          </table:table-cell>
          <table:table-cell office:value-type="string" calcext:value-type="string">
            <text:p>Meta-train</text:p>
          </table:table-cell>
          <table:table-cell table:formula="of:=FLOOR([.B6]/[.$C$22])" office:value-type="float" office:value="652" calcext:value-type="float">
            <text:p>652</text:p>
          </table:table-cell>
          <table:covered-table-cell/>
          <table:table-cell table:formula="of:=FLOOR([.B6]/[.$D$22])" office:value-type="float" office:value="131" calcext:value-type="float">
            <text:p>131</text:p>
          </table:table-cell>
          <table:covered-table-cell/>
        </table:table-row>
        <table:table-row table:style-name="ro1">
          <table:table-cell office:value-type="string" calcext:value-type="string">
            <text:p>S6</text:p>
          </table:table-cell>
          <table:table-cell office:value-type="float" office:value="20967" calcext:value-type="float">
            <text:p>20967</text:p>
          </table:table-cell>
          <table:table-cell office:value-type="string" calcext:value-type="string">
            <text:p>Meta-train</text:p>
          </table:table-cell>
          <table:table-cell table:formula="of:=FLOOR([.B7]/[.$C$22])" office:value-type="float" office:value="367" calcext:value-type="float">
            <text:p>367</text:p>
          </table:table-cell>
          <table:covered-table-cell/>
          <table:table-cell table:formula="of:=FLOOR([.B7]/[.$D$22])" office:value-type="float" office:value="74" calcext:value-type="float">
            <text:p>74</text:p>
          </table:table-cell>
          <table:covered-table-cell/>
        </table:table-row>
        <table:table-row table:style-name="ro1">
          <table:table-cell office:value-type="string" calcext:value-type="string">
            <text:p>S7</text:p>
          </table:table-cell>
          <table:table-cell office:value-type="float" office:value="37338" calcext:value-type="float">
            <text:p>37338</text:p>
          </table:table-cell>
          <table:table-cell office:value-type="string" calcext:value-type="string">
            <text:p>Meta-train</text:p>
          </table:table-cell>
          <table:table-cell table:formula="of:=FLOOR([.B8]/[.$C$22])" office:value-type="float" office:value="655" calcext:value-type="float">
            <text:p>655</text:p>
          </table:table-cell>
          <table:covered-table-cell/>
          <table:table-cell table:formula="of:=FLOOR([.B8]/[.$D$22])" office:value-type="float" office:value="132" calcext:value-type="float">
            <text:p>132</text:p>
          </table:table-cell>
          <table:covered-table-cell/>
        </table:table-row>
        <table:table-row table:style-name="ro1">
          <table:table-cell office:value-type="string" calcext:value-type="string">
            <text:p>S8</text:p>
          </table:table-cell>
          <table:table-cell office:value-type="float" office:value="32286" calcext:value-type="float">
            <text:p>32286</text:p>
          </table:table-cell>
          <table:table-cell office:value-type="string" calcext:value-type="string">
            <text:p>Meta-train</text:p>
          </table:table-cell>
          <table:table-cell table:formula="of:=FLOOR([.B9]/[.$C$22])" office:value-type="float" office:value="566" calcext:value-type="float">
            <text:p>566</text:p>
          </table:table-cell>
          <table:covered-table-cell/>
          <table:table-cell table:formula="of:=FLOOR([.B9]/[.$D$22])" office:value-type="float" office:value="114" calcext:value-type="float">
            <text:p>114</text:p>
          </table:table-cell>
          <table:covered-table-cell/>
        </table:table-row>
        <table:table-row table:style-name="ro1">
          <table:table-cell office:value-type="string" calcext:value-type="string">
            <text:p>S9</text:p>
          </table:table-cell>
          <table:table-cell office:value-type="float" office:value="34208" calcext:value-type="float">
            <text:p>34208</text:p>
          </table:table-cell>
          <table:table-cell office:value-type="string" calcext:value-type="string">
            <text:p>Meta-train</text:p>
          </table:table-cell>
          <table:table-cell table:formula="of:=FLOOR([.B10]/[.$C$22])" office:value-type="float" office:value="600" calcext:value-type="float">
            <text:p>600</text:p>
          </table:table-cell>
          <table:covered-table-cell/>
          <table:table-cell table:formula="of:=FLOOR([.B10]/[.$D$22])" office:value-type="float" office:value="121" calcext:value-type="float">
            <text:p>121</text:p>
          </table:table-cell>
          <table:covered-table-cell/>
        </table:table-row>
        <table:table-row table:style-name="ro1">
          <table:table-cell office:value-type="string" calcext:value-type="string">
            <text:p>S10</text:p>
          </table:table-cell>
          <table:table-cell office:value-type="float" office:value="42559" calcext:value-type="float">
            <text:p>42559</text:p>
          </table:table-cell>
          <table:table-cell table:style-name="ce9" office:value-type="string" calcext:value-type="string">
            <text:p>Meta-val</text:p>
          </table:table-cell>
          <table:table-cell table:formula="of:=FLOOR([.B11]/[.$C$22])" office:value-type="float" office:value="746" calcext:value-type="float">
            <text:p>746</text:p>
          </table:table-cell>
          <table:table-cell table:style-name="ce36" table:formula="of:=SUM([.D11:.D13])" office:value-type="float" office:value="1934" calcext:value-type="float" table:number-columns-spanned="1" table:number-rows-spanned="3">
            <text:p>1934</text:p>
          </table:table-cell>
          <table:table-cell table:formula="of:=FLOOR([.B11]/[.$D$22])" office:value-type="float" office:value="150" calcext:value-type="float">
            <text:p>150</text:p>
          </table:table-cell>
          <table:table-cell table:style-name="ce18" table:formula="of:=SUM([.F11:.F13])" office:value-type="float" office:value="390" calcext:value-type="float" table:number-columns-spanned="1" table:number-rows-spanned="3">
            <text:p>390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float" office:value="36160" calcext:value-type="float">
            <text:p>36160</text:p>
          </table:table-cell>
          <table:table-cell table:style-name="ce9" office:value-type="string" calcext:value-type="string">
            <text:p>Meta-val</text:p>
          </table:table-cell>
          <table:table-cell table:formula="of:=FLOOR([.B12]/[.$C$22])" office:value-type="float" office:value="634" calcext:value-type="float">
            <text:p>634</text:p>
          </table:table-cell>
          <table:covered-table-cell/>
          <table:table-cell table:formula="of:=FLOOR([.B12]/[.$D$22])" office:value-type="float" office:value="128" calcext:value-type="float">
            <text:p>128</text:p>
          </table:table-cell>
          <table:covered-table-cell/>
        </table:table-row>
        <table:table-row table:style-name="ro1">
          <table:table-cell office:value-type="string" calcext:value-type="string">
            <text:p>S12</text:p>
          </table:table-cell>
          <table:table-cell office:value-type="float" office:value="31623" calcext:value-type="float">
            <text:p>31623</text:p>
          </table:table-cell>
          <table:table-cell table:style-name="ce9" office:value-type="string" calcext:value-type="string">
            <text:p>Meta-val</text:p>
          </table:table-cell>
          <table:table-cell table:formula="of:=FLOOR([.B13]/[.$C$22])" office:value-type="float" office:value="554" calcext:value-type="float">
            <text:p>554</text:p>
          </table:table-cell>
          <table:covered-table-cell/>
          <table:table-cell table:formula="of:=FLOOR([.B13]/[.$D$22])" office:value-type="float" office:value="112" calcext:value-type="float">
            <text:p>112</text:p>
          </table:table-cell>
          <table:covered-table-cell/>
        </table:table-row>
        <table:table-row table:style-name="ro1">
          <table:table-cell office:value-type="string" calcext:value-type="string">
            <text:p>S13</text:p>
          </table:table-cell>
          <table:table-cell office:value-type="float" office:value="36511" calcext:value-type="float">
            <text:p>36511</text:p>
          </table:table-cell>
          <table:table-cell table:style-name="ce10" office:value-type="string" calcext:value-type="string">
            <text:p>Meta-test</text:p>
          </table:table-cell>
          <table:table-cell table:formula="of:=FLOOR([.B14]/[.$C$22])" office:value-type="float" office:value="640" calcext:value-type="float">
            <text:p>640</text:p>
          </table:table-cell>
          <table:table-cell table:style-name="ce36" table:formula="of:=SUM([.D14:.D16])" office:value-type="float" office:value="1824" calcext:value-type="float" table:number-columns-spanned="1" table:number-rows-spanned="3">
            <text:p>1824</text:p>
          </table:table-cell>
          <table:table-cell table:formula="of:=FLOOR([.B14]/[.$D$22])" office:value-type="float" office:value="129" calcext:value-type="float">
            <text:p>129</text:p>
          </table:table-cell>
          <table:table-cell table:style-name="ce18" table:formula="of:=SUM([.F14:.F16])" office:value-type="float" office:value="367" calcext:value-type="float" table:number-columns-spanned="1" table:number-rows-spanned="3">
            <text:p>367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office:value-type="float" office:value="35798" calcext:value-type="float">
            <text:p>35798</text:p>
          </table:table-cell>
          <table:table-cell table:style-name="ce10" office:value-type="string" calcext:value-type="string">
            <text:p>Meta-test</text:p>
          </table:table-cell>
          <table:table-cell table:formula="of:=FLOOR([.B15]/[.$C$22])" office:value-type="float" office:value="628" calcext:value-type="float">
            <text:p>628</text:p>
          </table:table-cell>
          <table:covered-table-cell/>
          <table:table-cell table:formula="of:=FLOOR([.B15]/[.$D$22])" office:value-type="float" office:value="126" calcext:value-type="float">
            <text:p>126</text:p>
          </table:table-cell>
          <table:covered-table-cell/>
        </table:table-row>
        <table:table-row table:style-name="ro1">
          <table:table-cell office:value-type="string" calcext:value-type="string">
            <text:p>S15</text:p>
          </table:table-cell>
          <table:table-cell office:value-type="float" office:value="31724" calcext:value-type="float">
            <text:p>31724</text:p>
          </table:table-cell>
          <table:table-cell table:style-name="ce10" office:value-type="string" calcext:value-type="string">
            <text:p>Meta-test</text:p>
          </table:table-cell>
          <table:table-cell table:formula="of:=FLOOR([.B16]/[.$C$22])" office:value-type="float" office:value="556" calcext:value-type="float">
            <text:p>556</text:p>
          </table:table-cell>
          <table:covered-table-cell/>
          <table:table-cell table:formula="of:=FLOOR([.B16]/[.$D$22])" office:value-type="float" office:value="112" calcext:value-type="float">
            <text:p>112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2:.B16])" office:value-type="float" office:value="517463" calcext:value-type="float">
            <text:p>517463</text:p>
          </table:table-cell>
          <table:table-cell table:style-name="ce3" office:value-type="string" calcext:value-type="string">
            <text:p>Total data-set</text:p>
          </table:table-cell>
          <table:table-cell table:style-name="ce3" table:formula="of:=SUM([.D2:.D16])" office:value-type="float" office:value="9071" calcext:value-type="float">
            <text:p>9071</text:p>
          </table:table-cell>
          <table:table-cell table:style-name="ce5"/>
          <table:table-cell table:style-name="Default" table:number-columns-repeated="2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4" office:value-type="string" calcext:value-type="string" table:number-columns-spanned="1" table:number-rows-spanned="4">
            <text:p>Hyperparameters</text:p>
          </table:table-cell>
          <table:table-cell table:style-name="ce2" office:value-type="string" calcext:value-type="string">
            <text:p>Samples per Task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table:style-name="Default" table:number-columns-repeated="3"/>
        </table:table-row>
        <table:table-row table:style-name="ro1">
          <table:covered-table-cell table:style-name="ce5"/>
          <table:table-cell table:style-name="ce2" office:value-type="string" calcext:value-type="string">
            <text:p>Window size</text:p>
          </table:table-cell>
          <table:table-cell table:number-columns-repeated="2" table:style-name="ce3" office:value-type="float" office:value="32" calcext:value-type="float">
            <text:p>32</text:p>
          </table:table-cell>
          <table:table-cell table:style-name="Default" table:number-columns-repeated="3"/>
        </table:table-row>
        <table:table-row table:style-name="ro1">
          <table:covered-table-cell table:style-name="ce5"/>
          <table:table-cell table:style-name="ce2" office:value-type="string" calcext:value-type="string">
            <text:p>Strid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Default" table:number-columns-repeated="3"/>
        </table:table-row>
        <table:table-row table:style-name="ro1">
          <table:covered-table-cell table:style-name="ce5"/>
          <table:table-cell table:style-name="ce2" office:value-type="string" calcext:value-type="string">
            <text:p>Length task</text:p>
          </table:table-cell>
          <table:table-cell table:style-name="ce3" table:formula="of:=FLOOR((([.C19])*[.C21]+[.C20]))" office:value-type="float" office:value="57" calcext:value-type="float">
            <text:p>57</text:p>
          </table:table-cell>
          <table:table-cell table:style-name="ce3" table:formula="of:=FLOOR((([.D19])*[.D21]+[.D20]))" office:value-type="float" office:value="282" calcext:value-type="float">
            <text:p>282</text:p>
          </table:table-cell>
          <table:table-cell table:style-name="Default" table:number-columns-repeated="3"/>
        </table:table-row>
      </table:table>
      <table:table table:name="Battery" table:style-name="ta1">
        <table:table-column table:style-name="co1" table:number-columns-repeated="3" table:default-cell-style-name="ce2"/>
        <table:table-column table:style-name="co1" table:default-cell-style-name="ce20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Folder</text:p>
          </table:table-cell>
          <table:table-cell table:style-name="ce1" office:value-type="string" calcext:value-type="string">
            <text:p>Meta-set</text:p>
          </table:table-cell>
          <table:table-cell table:style-name="ce11" office:value-type="string" calcext:value-type="string">
            <text:p>N.of Tasks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EH_AgingStatus_0Y_Temp_-2_rndLC_E</text:p>
          </table:table-cell>
          <table:table-cell office:value-type="float" office:value="68928" calcext:value-type="float">
            <text:p>689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2]/[.$D$104])" office:value-type="float" office:value="475" calcext:value-type="float">
            <text:p>475</text:p>
          </table:table-cell>
          <table:table-cell table:style-name="ce4" table:formula="of:=SUM([.E2:.E43])" office:value-type="float" office:value="41536" calcext:value-type="float" table:number-columns-spanned="1" table:number-rows-spanned="42">
            <text:p>41536</text:p>
          </table:table-cell>
          <table:table-cell table:formula="of:=FLOOR([.B2]/[.$E$104])" office:value-type="float" office:value="54" calcext:value-type="float">
            <text:p>54</text:p>
          </table:table-cell>
          <table:table-cell table:style-name="ce4" table:formula="of:=SUM([.E2:.E43])" office:value-type="float" office:value="41536" calcext:value-type="float" table:number-columns-spanned="1" table:number-rows-spanned="42">
            <text:p>41536</text:p>
          </table:table-cell>
        </table:table-row>
        <table:table-row table:style-name="ro1">
          <table:table-cell office:value-type="string" calcext:value-type="string">
            <text:p>EH_AgingStatus_0Y_Temp_-3_rndLC_p</text:p>
          </table:table-cell>
          <table:table-cell office:value-type="float" office:value="284257" calcext:value-type="float">
            <text:p>284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3]/[.$D$104])" office:value-type="float" office:value="1960" calcext:value-type="float">
            <text:p>1960</text:p>
          </table:table-cell>
          <table:covered-table-cell/>
          <table:table-cell table:formula="of:=FLOOR([.B3]/[.$E$104])" office:value-type="float" office:value="223" calcext:value-type="float">
            <text:p>223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-3_rndLC_W</text:p>
          </table:table-cell>
          <table:table-cell office:value-type="float" office:value="97067" calcext:value-type="float">
            <text:p>97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4]/[.$D$104])" office:value-type="float" office:value="669" calcext:value-type="float">
            <text:p>669</text:p>
          </table:table-cell>
          <table:covered-table-cell/>
          <table:table-cell table:formula="of:=FLOOR([.B4]/[.$E$104])" office:value-type="float" office:value="76" calcext:value-type="float">
            <text:p>76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-4_rndLC_E</text:p>
          </table:table-cell>
          <table:table-cell office:value-type="float" office:value="68928" calcext:value-type="float">
            <text:p>689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5]/[.$D$104])" office:value-type="float" office:value="475" calcext:value-type="float">
            <text:p>475</text:p>
          </table:table-cell>
          <table:covered-table-cell/>
          <table:table-cell table:formula="of:=FLOOR([.B5]/[.$E$104])" office:value-type="float" office:value="54" calcext:value-type="float">
            <text:p>54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-4_rndLC_W</text:p>
          </table:table-cell>
          <table:table-cell office:value-type="float" office:value="97067" calcext:value-type="float">
            <text:p>97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6]/[.$D$104])" office:value-type="float" office:value="669" calcext:value-type="float">
            <text:p>669</text:p>
          </table:table-cell>
          <table:covered-table-cell/>
          <table:table-cell table:formula="of:=FLOOR([.B6]/[.$E$104])" office:value-type="float" office:value="76" calcext:value-type="float">
            <text:p>76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-6_rndLC_W</text:p>
          </table:table-cell>
          <table:table-cell office:value-type="float" office:value="97067" calcext:value-type="float">
            <text:p>97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7]/[.$D$104])" office:value-type="float" office:value="669" calcext:value-type="float">
            <text:p>669</text:p>
          </table:table-cell>
          <table:covered-table-cell/>
          <table:table-cell table:formula="of:=FLOOR([.B7]/[.$E$104])" office:value-type="float" office:value="76" calcext:value-type="float">
            <text:p>76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-9_rndLC_p</text:p>
          </table:table-cell>
          <table:table-cell office:value-type="float" office:value="284257" calcext:value-type="float">
            <text:p>284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8]/[.$D$104])" office:value-type="float" office:value="1960" calcext:value-type="float">
            <text:p>1960</text:p>
          </table:table-cell>
          <table:covered-table-cell/>
          <table:table-cell table:formula="of:=FLOOR([.B8]/[.$E$104])" office:value-type="float" office:value="223" calcext:value-type="float">
            <text:p>223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11_rndLC_W</text:p>
          </table:table-cell>
          <table:table-cell office:value-type="float" office:value="97067" calcext:value-type="float">
            <text:p>97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9]/[.$D$104])" office:value-type="float" office:value="669" calcext:value-type="float">
            <text:p>669</text:p>
          </table:table-cell>
          <table:covered-table-cell/>
          <table:table-cell table:formula="of:=FLOOR([.B9]/[.$E$104])" office:value-type="float" office:value="76" calcext:value-type="float">
            <text:p>76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13_rndLC_E</text:p>
          </table:table-cell>
          <table:table-cell office:value-type="float" office:value="64658" calcext:value-type="float">
            <text:p>646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10]/[.$D$104])" office:value-type="float" office:value="445" calcext:value-type="float">
            <text:p>445</text:p>
          </table:table-cell>
          <table:covered-table-cell/>
          <table:table-cell table:formula="of:=FLOOR([.B10]/[.$E$104])" office:value-type="float" office:value="50" calcext:value-type="float">
            <text:p>50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14_rndLC_W</text:p>
          </table:table-cell>
          <table:table-cell office:value-type="float" office:value="94622" calcext:value-type="float">
            <text:p>946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11]/[.$D$104])" office:value-type="float" office:value="652" calcext:value-type="float">
            <text:p>652</text:p>
          </table:table-cell>
          <table:covered-table-cell/>
          <table:table-cell table:formula="of:=FLOOR([.B11]/[.$E$104])" office:value-type="float" office:value="74" calcext:value-type="float">
            <text:p>74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18_rndLC_p</text:p>
          </table:table-cell>
          <table:table-cell office:value-type="float" office:value="283907" calcext:value-type="float">
            <text:p>283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12]/[.$D$104])" office:value-type="float" office:value="1957" calcext:value-type="float">
            <text:p>1957</text:p>
          </table:table-cell>
          <table:covered-table-cell/>
          <table:table-cell table:formula="of:=FLOOR([.B12]/[.$E$104])" office:value-type="float" office:value="223" calcext:value-type="float">
            <text:p>223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19_rndLC_W</text:p>
          </table:table-cell>
          <table:table-cell office:value-type="float" office:value="94522" calcext:value-type="float">
            <text:p>945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13]/[.$D$104])" office:value-type="float" office:value="651" calcext:value-type="float">
            <text:p>651</text:p>
          </table:table-cell>
          <table:covered-table-cell/>
          <table:table-cell table:formula="of:=FLOOR([.B13]/[.$E$104])" office:value-type="float" office:value="74" calcext:value-type="float">
            <text:p>74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1_rndLC_p</text:p>
          </table:table-cell>
          <table:table-cell office:value-type="float" office:value="284257" calcext:value-type="float">
            <text:p>284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14]/[.$D$104])" office:value-type="float" office:value="1960" calcext:value-type="float">
            <text:p>1960</text:p>
          </table:table-cell>
          <table:covered-table-cell/>
          <table:table-cell table:formula="of:=FLOOR([.B14]/[.$E$104])" office:value-type="float" office:value="223" calcext:value-type="float">
            <text:p>223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21_rndLC_p</text:p>
          </table:table-cell>
          <table:table-cell office:value-type="float" office:value="283907" calcext:value-type="float">
            <text:p>283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15]/[.$D$104])" office:value-type="float" office:value="1957" calcext:value-type="float">
            <text:p>1957</text:p>
          </table:table-cell>
          <table:covered-table-cell/>
          <table:table-cell table:formula="of:=FLOOR([.B15]/[.$E$104])" office:value-type="float" office:value="223" calcext:value-type="float">
            <text:p>223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23_rndLC_p</text:p>
          </table:table-cell>
          <table:table-cell office:value-type="float" office:value="283907" calcext:value-type="float">
            <text:p>283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16]/[.$D$104])" office:value-type="float" office:value="1957" calcext:value-type="float">
            <text:p>1957</text:p>
          </table:table-cell>
          <table:covered-table-cell/>
          <table:table-cell table:formula="of:=FLOOR([.B16]/[.$E$104])" office:value-type="float" office:value="223" calcext:value-type="float">
            <text:p>223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24_rndLC_E</text:p>
          </table:table-cell>
          <table:table-cell office:value-type="float" office:value="64084" calcext:value-type="float">
            <text:p>640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17]/[.$D$104])" office:value-type="float" office:value="441" calcext:value-type="float">
            <text:p>441</text:p>
          </table:table-cell>
          <table:covered-table-cell/>
          <table:table-cell table:formula="of:=FLOOR([.B17]/[.$E$104])" office:value-type="float" office:value="50" calcext:value-type="float">
            <text:p>50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24_rndLC_p</text:p>
          </table:table-cell>
          <table:table-cell office:value-type="float" office:value="283907" calcext:value-type="float">
            <text:p>283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18]/[.$D$104])" office:value-type="float" office:value="1957" calcext:value-type="float">
            <text:p>1957</text:p>
          </table:table-cell>
          <table:covered-table-cell/>
          <table:table-cell table:formula="of:=FLOOR([.B18]/[.$E$104])" office:value-type="float" office:value="223" calcext:value-type="float">
            <text:p>223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27_rndLC_E</text:p>
          </table:table-cell>
          <table:table-cell office:value-type="float" office:value="63753" calcext:value-type="float">
            <text:p>637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19]/[.$D$104])" office:value-type="float" office:value="439" calcext:value-type="float">
            <text:p>439</text:p>
          </table:table-cell>
          <table:covered-table-cell/>
          <table:table-cell table:formula="of:=FLOOR([.B19]/[.$E$104])" office:value-type="float" office:value="50" calcext:value-type="float">
            <text:p>50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27_rndLC_p</text:p>
          </table:table-cell>
          <table:table-cell office:value-type="float" office:value="283907" calcext:value-type="float">
            <text:p>283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20]/[.$D$104])" office:value-type="float" office:value="1957" calcext:value-type="float">
            <text:p>1957</text:p>
          </table:table-cell>
          <table:covered-table-cell/>
          <table:table-cell table:formula="of:=FLOOR([.B20]/[.$E$104])" office:value-type="float" office:value="223" calcext:value-type="float">
            <text:p>223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2_rndLC_W</text:p>
          </table:table-cell>
          <table:table-cell office:value-type="float" office:value="97067" calcext:value-type="float">
            <text:p>97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21]/[.$D$104])" office:value-type="float" office:value="669" calcext:value-type="float">
            <text:p>669</text:p>
          </table:table-cell>
          <table:covered-table-cell/>
          <table:table-cell table:formula="of:=FLOOR([.B21]/[.$E$104])" office:value-type="float" office:value="76" calcext:value-type="float">
            <text:p>76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30_rndLC_E</text:p>
          </table:table-cell>
          <table:table-cell office:value-type="float" office:value="62539" calcext:value-type="float">
            <text:p>625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22]/[.$D$104])" office:value-type="float" office:value="431" calcext:value-type="float">
            <text:p>431</text:p>
          </table:table-cell>
          <table:covered-table-cell/>
          <table:table-cell table:formula="of:=FLOOR([.B22]/[.$E$104])" office:value-type="float" office:value="49" calcext:value-type="float">
            <text:p>49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30_rndLC_W</text:p>
          </table:table-cell>
          <table:table-cell office:value-type="float" office:value="94149" calcext:value-type="float">
            <text:p>94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23]/[.$D$104])" office:value-type="float" office:value="649" calcext:value-type="float">
            <text:p>649</text:p>
          </table:table-cell>
          <table:covered-table-cell/>
          <table:table-cell table:formula="of:=FLOOR([.B23]/[.$E$104])" office:value-type="float" office:value="74" calcext:value-type="float">
            <text:p>74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31_rndLC_p</text:p>
          </table:table-cell>
          <table:table-cell office:value-type="float" office:value="283907" calcext:value-type="float">
            <text:p>283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24]/[.$D$104])" office:value-type="float" office:value="1957" calcext:value-type="float">
            <text:p>1957</text:p>
          </table:table-cell>
          <table:covered-table-cell/>
          <table:table-cell table:formula="of:=FLOOR([.B24]/[.$E$104])" office:value-type="float" office:value="223" calcext:value-type="float">
            <text:p>223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31_rndLC_W</text:p>
          </table:table-cell>
          <table:table-cell office:value-type="float" office:value="93786" calcext:value-type="float">
            <text:p>937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25]/[.$D$104])" office:value-type="float" office:value="646" calcext:value-type="float">
            <text:p>646</text:p>
          </table:table-cell>
          <table:covered-table-cell/>
          <table:table-cell table:formula="of:=FLOOR([.B25]/[.$E$104])" office:value-type="float" office:value="73" calcext:value-type="float">
            <text:p>73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33_rndLC_E</text:p>
          </table:table-cell>
          <table:table-cell office:value-type="float" office:value="62342" calcext:value-type="float">
            <text:p>62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26]/[.$D$104])" office:value-type="float" office:value="429" calcext:value-type="float">
            <text:p>429</text:p>
          </table:table-cell>
          <table:covered-table-cell/>
          <table:table-cell table:formula="of:=FLOOR([.B26]/[.$E$104])" office:value-type="float" office:value="49" calcext:value-type="float">
            <text:p>49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33_rndLC_W</text:p>
          </table:table-cell>
          <table:table-cell office:value-type="float" office:value="92773" calcext:value-type="float">
            <text:p>927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27]/[.$D$104])" office:value-type="float" office:value="639" calcext:value-type="float">
            <text:p>639</text:p>
          </table:table-cell>
          <table:covered-table-cell/>
          <table:table-cell table:formula="of:=FLOOR([.B27]/[.$E$104])" office:value-type="float" office:value="73" calcext:value-type="float">
            <text:p>73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34_rndLC_p</text:p>
          </table:table-cell>
          <table:table-cell office:value-type="float" office:value="283907" calcext:value-type="float">
            <text:p>283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28]/[.$D$104])" office:value-type="float" office:value="1957" calcext:value-type="float">
            <text:p>1957</text:p>
          </table:table-cell>
          <table:covered-table-cell/>
          <table:table-cell table:formula="of:=FLOOR([.B28]/[.$E$104])" office:value-type="float" office:value="223" calcext:value-type="float">
            <text:p>223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35_rndLC_W</text:p>
          </table:table-cell>
          <table:table-cell office:value-type="float" office:value="92773" calcext:value-type="float">
            <text:p>927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29]/[.$D$104])" office:value-type="float" office:value="639" calcext:value-type="float">
            <text:p>639</text:p>
          </table:table-cell>
          <table:covered-table-cell/>
          <table:table-cell table:formula="of:=FLOOR([.B29]/[.$E$104])" office:value-type="float" office:value="73" calcext:value-type="float">
            <text:p>73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36_rndLC_E</text:p>
          </table:table-cell>
          <table:table-cell office:value-type="float" office:value="62289" calcext:value-type="float">
            <text:p>62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30]/[.$D$104])" office:value-type="float" office:value="429" calcext:value-type="float">
            <text:p>429</text:p>
          </table:table-cell>
          <table:covered-table-cell/>
          <table:table-cell table:formula="of:=FLOOR([.B30]/[.$E$104])" office:value-type="float" office:value="49" calcext:value-type="float">
            <text:p>49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37_rndLC_E</text:p>
          </table:table-cell>
          <table:table-cell office:value-type="float" office:value="62219" calcext:value-type="float">
            <text:p>62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31]/[.$D$104])" office:value-type="float" office:value="429" calcext:value-type="float">
            <text:p>429</text:p>
          </table:table-cell>
          <table:covered-table-cell/>
          <table:table-cell table:formula="of:=FLOOR([.B31]/[.$E$104])" office:value-type="float" office:value="48" calcext:value-type="float">
            <text:p>48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38_rndLC_E</text:p>
          </table:table-cell>
          <table:table-cell office:value-type="float" office:value="62175" calcext:value-type="float">
            <text:p>62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32]/[.$D$104])" office:value-type="float" office:value="428" calcext:value-type="float">
            <text:p>428</text:p>
          </table:table-cell>
          <table:covered-table-cell/>
          <table:table-cell table:formula="of:=FLOOR([.B32]/[.$E$104])" office:value-type="float" office:value="48" calcext:value-type="float">
            <text:p>48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40_rndLC_p</text:p>
          </table:table-cell>
          <table:table-cell office:value-type="float" office:value="283907" calcext:value-type="float">
            <text:p>283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33]/[.$D$104])" office:value-type="float" office:value="1957" calcext:value-type="float">
            <text:p>1957</text:p>
          </table:table-cell>
          <table:covered-table-cell/>
          <table:table-cell table:formula="of:=FLOOR([.B33]/[.$E$104])" office:value-type="float" office:value="223" calcext:value-type="float">
            <text:p>223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40_rndLC_W</text:p>
          </table:table-cell>
          <table:table-cell office:value-type="float" office:value="92773" calcext:value-type="float">
            <text:p>927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34]/[.$D$104])" office:value-type="float" office:value="639" calcext:value-type="float">
            <text:p>639</text:p>
          </table:table-cell>
          <table:covered-table-cell/>
          <table:table-cell table:formula="of:=FLOOR([.B34]/[.$E$104])" office:value-type="float" office:value="73" calcext:value-type="float">
            <text:p>73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6_rndLC_E</text:p>
          </table:table-cell>
          <table:table-cell office:value-type="float" office:value="66680" calcext:value-type="float">
            <text:p>66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35]/[.$D$104])" office:value-type="float" office:value="459" calcext:value-type="float">
            <text:p>459</text:p>
          </table:table-cell>
          <table:covered-table-cell/>
          <table:table-cell table:formula="of:=FLOOR([.B35]/[.$E$104])" office:value-type="float" office:value="52" calcext:value-type="float">
            <text:p>52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7_rndLC_p</text:p>
          </table:table-cell>
          <table:table-cell office:value-type="float" office:value="283907" calcext:value-type="float">
            <text:p>283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36]/[.$D$104])" office:value-type="float" office:value="1957" calcext:value-type="float">
            <text:p>1957</text:p>
          </table:table-cell>
          <table:covered-table-cell/>
          <table:table-cell table:formula="of:=FLOOR([.B36]/[.$E$104])" office:value-type="float" office:value="223" calcext:value-type="float">
            <text:p>223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8_rndLC_E</text:p>
          </table:table-cell>
          <table:table-cell office:value-type="float" office:value="66680" calcext:value-type="float">
            <text:p>66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37]/[.$D$104])" office:value-type="float" office:value="459" calcext:value-type="float">
            <text:p>459</text:p>
          </table:table-cell>
          <table:covered-table-cell/>
          <table:table-cell table:formula="of:=FLOOR([.B37]/[.$E$104])" office:value-type="float" office:value="52" calcext:value-type="float">
            <text:p>52</text:p>
          </table:table-cell>
          <table:covered-table-cell/>
        </table:table-row>
        <table:table-row table:style-name="ro1">
          <table:table-cell office:value-type="string" calcext:value-type="string">
            <text:p>EH_AgingStatus_10Y_Temp_-9_rndLC_E</text:p>
          </table:table-cell>
          <table:table-cell office:value-type="float" office:value="55554" calcext:value-type="float">
            <text:p>555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-train</text:p>
          </table:table-cell>
          <table:table-cell table:formula="of:=FLOOR([.B38]/[.$D$104])" office:value-type="float" office:value="383" calcext:value-type="float">
            <text:p>383</text:p>
          </table:table-cell>
          <table:covered-table-cell/>
          <table:table-cell table:formula="of:=FLOOR([.B38]/[.$E$104])" office:value-type="float" office:value="43" calcext:value-type="float">
            <text:p>43</text:p>
          </table:table-cell>
          <table:covered-table-cell/>
        </table:table-row>
        <table:table-row table:style-name="ro1">
          <table:table-cell office:value-type="string" calcext:value-type="string">
            <text:p>EH_AgingStatus_10Y_Temp_11_rndLC_E</text:p>
          </table:table-cell>
          <table:table-cell office:value-type="float" office:value="51457" calcext:value-type="float">
            <text:p>514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-train</text:p>
          </table:table-cell>
          <table:table-cell table:formula="of:=FLOOR([.B39]/[.$D$104])" office:value-type="float" office:value="354" calcext:value-type="float">
            <text:p>354</text:p>
          </table:table-cell>
          <table:covered-table-cell/>
          <table:table-cell table:formula="of:=FLOOR([.B39]/[.$E$104])" office:value-type="float" office:value="40" calcext:value-type="float">
            <text:p>40</text:p>
          </table:table-cell>
          <table:covered-table-cell/>
        </table:table-row>
        <table:table-row table:style-name="ro1">
          <table:table-cell office:value-type="string" calcext:value-type="string">
            <text:p>EH_AgingStatus_10Y_Temp_15_rndLC_p</text:p>
          </table:table-cell>
          <table:table-cell office:value-type="float" office:value="222592" calcext:value-type="float">
            <text:p>2225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-train</text:p>
          </table:table-cell>
          <table:table-cell table:formula="of:=FLOOR([.B40]/[.$D$104])" office:value-type="float" office:value="1535" calcext:value-type="float">
            <text:p>1535</text:p>
          </table:table-cell>
          <table:covered-table-cell/>
          <table:table-cell table:formula="of:=FLOOR([.B40]/[.$E$104])" office:value-type="float" office:value="175" calcext:value-type="float">
            <text:p>175</text:p>
          </table:table-cell>
          <table:covered-table-cell/>
        </table:table-row>
        <table:table-row table:style-name="ro1">
          <table:table-cell office:value-type="string" calcext:value-type="string">
            <text:p>EH_AgingStatus_10Y_Temp_29_rndLC_W</text:p>
          </table:table-cell>
          <table:table-cell office:value-type="float" office:value="75110" calcext:value-type="float">
            <text:p>75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-train</text:p>
          </table:table-cell>
          <table:table-cell table:formula="of:=FLOOR([.B41]/[.$D$104])" office:value-type="float" office:value="518" calcext:value-type="float">
            <text:p>518</text:p>
          </table:table-cell>
          <table:covered-table-cell/>
          <table:table-cell table:formula="of:=FLOOR([.B41]/[.$E$104])" office:value-type="float" office:value="59" calcext:value-type="float">
            <text:p>59</text:p>
          </table:table-cell>
          <table:covered-table-cell/>
        </table:table-row>
        <table:table-row table:style-name="ro1">
          <table:table-cell office:value-type="string" calcext:value-type="string">
            <text:p>EH_AgingStatus_10Y_Temp_36_rndLC_W</text:p>
          </table:table-cell>
          <table:table-cell office:value-type="float" office:value="75092" calcext:value-type="float">
            <text:p>75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-train</text:p>
          </table:table-cell>
          <table:table-cell table:formula="of:=FLOOR([.B42]/[.$D$104])" office:value-type="float" office:value="517" calcext:value-type="float">
            <text:p>517</text:p>
          </table:table-cell>
          <table:covered-table-cell/>
          <table:table-cell table:formula="of:=FLOOR([.B42]/[.$E$104])" office:value-type="float" office:value="59" calcext:value-type="float">
            <text:p>59</text:p>
          </table:table-cell>
          <table:covered-table-cell/>
        </table:table-row>
        <table:table-row table:style-name="ro1">
          <table:table-cell office:value-type="string" calcext:value-type="string">
            <text:p>EH_AgingStatus_10Y_Temp_3_rndLC_p</text:p>
          </table:table-cell>
          <table:table-cell office:value-type="float" office:value="222865" calcext:value-type="float">
            <text:p>2228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-train</text:p>
          </table:table-cell>
          <table:table-cell table:formula="of:=FLOOR([.B43]/[.$D$104])" office:value-type="float" office:value="1537" calcext:value-type="float">
            <text:p>1537</text:p>
          </table:table-cell>
          <table:covered-table-cell/>
          <table:table-cell table:formula="of:=FLOOR([.B43]/[.$E$104])" office:value-type="float" office:value="175" calcext:value-type="float">
            <text:p>175</text:p>
          </table:table-cell>
          <table:covered-table-cell/>
        </table:table-row>
        <table:table-row table:style-name="ro1">
          <table:table-cell office:value-type="string" calcext:value-type="string">
            <text:p>EH_AgingStatus_1Y_Temp_22_rndLC_W</text:p>
          </table:table-cell>
          <table:table-cell office:value-type="float" office:value="90512" calcext:value-type="float">
            <text:p>90512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Meta-val</text:p>
          </table:table-cell>
          <table:table-cell table:formula="of:=FLOOR([.B44]/[.$D$104])" office:value-type="float" office:value="624" calcext:value-type="float">
            <text:p>624</text:p>
          </table:table-cell>
          <table:table-cell table:style-name="ce4" table:formula="of:=SUM([.E44:.E67])" office:value-type="float" office:value="22090" calcext:value-type="float" table:number-columns-spanned="1" table:number-rows-spanned="24">
            <text:p>22090</text:p>
          </table:table-cell>
          <table:table-cell table:formula="of:=FLOOR([.B44]/[.$E$104])" office:value-type="float" office:value="71" calcext:value-type="float">
            <text:p>71</text:p>
          </table:table-cell>
          <table:table-cell table:style-name="ce4" table:formula="of:=SUM([.G44:.G67])" office:value-type="float" office:value="2516" calcext:value-type="float" table:number-columns-spanned="1" table:number-rows-spanned="24">
            <text:p>2516</text:p>
          </table:table-cell>
        </table:table-row>
        <table:table-row table:style-name="ro1">
          <table:table-cell office:value-type="string" calcext:value-type="string">
            <text:p>EH_AgingStatus_1Y_Temp_25_rndLC_p</text:p>
          </table:table-cell>
          <table:table-cell office:value-type="float" office:value="263240" calcext:value-type="float">
            <text:p>263240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Meta-val</text:p>
          </table:table-cell>
          <table:table-cell table:formula="of:=FLOOR([.B45]/[.$D$104])" office:value-type="float" office:value="1815" calcext:value-type="float">
            <text:p>1815</text:p>
          </table:table-cell>
          <table:covered-table-cell/>
          <table:table-cell table:formula="of:=FLOOR([.B45]/[.$E$104])" office:value-type="float" office:value="207" calcext:value-type="float">
            <text:p>207</text:p>
          </table:table-cell>
          <table:covered-table-cell/>
        </table:table-row>
        <table:table-row table:style-name="ro1">
          <table:table-cell office:value-type="string" calcext:value-type="string">
            <text:p>EH_AgingStatus_1Y_Temp_28_rndLC_E</text:p>
          </table:table-cell>
          <table:table-cell office:value-type="float" office:value="55589" calcext:value-type="float">
            <text:p>55589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Meta-val</text:p>
          </table:table-cell>
          <table:table-cell table:formula="of:=FLOOR([.B46]/[.$D$104])" office:value-type="float" office:value="383" calcext:value-type="float">
            <text:p>383</text:p>
          </table:table-cell>
          <table:covered-table-cell/>
          <table:table-cell table:formula="of:=FLOOR([.B46]/[.$E$104])" office:value-type="float" office:value="43" calcext:value-type="float">
            <text:p>43</text:p>
          </table:table-cell>
          <table:covered-table-cell/>
        </table:table-row>
        <table:table-row table:style-name="ro1">
          <table:table-cell office:value-type="string" calcext:value-type="string">
            <text:p>EH_AgingStatus_1Y_Temp_34_rndLC_p</text:p>
          </table:table-cell>
          <table:table-cell office:value-type="float" office:value="263240" calcext:value-type="float">
            <text:p>263240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Meta-val</text:p>
          </table:table-cell>
          <table:table-cell table:formula="of:=FLOOR([.B47]/[.$D$104])" office:value-type="float" office:value="1815" calcext:value-type="float">
            <text:p>1815</text:p>
          </table:table-cell>
          <table:covered-table-cell/>
          <table:table-cell table:formula="of:=FLOOR([.B47]/[.$E$104])" office:value-type="float" office:value="207" calcext:value-type="float">
            <text:p>207</text:p>
          </table:table-cell>
          <table:covered-table-cell/>
        </table:table-row>
        <table:table-row table:style-name="ro1">
          <table:table-cell office:value-type="string" calcext:value-type="string">
            <text:p>EH_AgingStatus_1Y_Temp_38_rndLC_W</text:p>
          </table:table-cell>
          <table:table-cell office:value-type="float" office:value="90308" calcext:value-type="float">
            <text:p>90308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Meta-val</text:p>
          </table:table-cell>
          <table:table-cell table:formula="of:=FLOOR([.B48]/[.$D$104])" office:value-type="float" office:value="622" calcext:value-type="float">
            <text:p>622</text:p>
          </table:table-cell>
          <table:covered-table-cell/>
          <table:table-cell table:formula="of:=FLOOR([.B48]/[.$E$104])" office:value-type="float" office:value="71" calcext:value-type="float">
            <text:p>71</text:p>
          </table:table-cell>
          <table:covered-table-cell/>
        </table:table-row>
        <table:table-row table:style-name="ro1">
          <table:table-cell office:value-type="string" calcext:value-type="string">
            <text:p>EH_AgingStatus_1Y_Temp_9_rndLC_E</text:p>
          </table:table-cell>
          <table:table-cell office:value-type="float" office:value="57503" calcext:value-type="float">
            <text:p>57503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Meta-val</text:p>
          </table:table-cell>
          <table:table-cell table:formula="of:=FLOOR([.B49]/[.$D$104])" office:value-type="float" office:value="396" calcext:value-type="float">
            <text:p>396</text:p>
          </table:table-cell>
          <table:covered-table-cell/>
          <table:table-cell table:formula="of:=FLOOR([.B49]/[.$E$104])" office:value-type="float" office:value="45" calcext:value-type="float">
            <text:p>45</text:p>
          </table:table-cell>
          <table:covered-table-cell/>
        </table:table-row>
        <table:table-row table:style-name="ro1">
          <table:table-cell office:value-type="string" calcext:value-type="string">
            <text:p>EH_AgingStatus_2Y_Temp_-1_rndLC_E</text:p>
          </table:table-cell>
          <table:table-cell office:value-type="float" office:value="58789" calcext:value-type="float">
            <text:p>58789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Meta-val</text:p>
          </table:table-cell>
          <table:table-cell table:formula="of:=FLOOR([.B50]/[.$D$104])" office:value-type="float" office:value="405" calcext:value-type="float">
            <text:p>405</text:p>
          </table:table-cell>
          <table:covered-table-cell/>
          <table:table-cell table:formula="of:=FLOOR([.B50]/[.$E$104])" office:value-type="float" office:value="46" calcext:value-type="float">
            <text:p>46</text:p>
          </table:table-cell>
          <table:covered-table-cell/>
        </table:table-row>
        <table:table-row table:style-name="ro1">
          <table:table-cell office:value-type="string" calcext:value-type="string">
            <text:p>EH_AgingStatus_2Y_Temp_-9_rndLC_W</text:p>
          </table:table-cell>
          <table:table-cell office:value-type="float" office:value="87818" calcext:value-type="float">
            <text:p>87818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Meta-val</text:p>
          </table:table-cell>
          <table:table-cell table:formula="of:=FLOOR([.B51]/[.$D$104])" office:value-type="float" office:value="605" calcext:value-type="float">
            <text:p>605</text:p>
          </table:table-cell>
          <table:covered-table-cell/>
          <table:table-cell table:formula="of:=FLOOR([.B51]/[.$E$104])" office:value-type="float" office:value="69" calcext:value-type="float">
            <text:p>69</text:p>
          </table:table-cell>
          <table:covered-table-cell/>
        </table:table-row>
        <table:table-row table:style-name="ro1">
          <table:table-cell office:value-type="string" calcext:value-type="string">
            <text:p>EH_AgingStatus_2Y_Temp_17_rndLC_p</text:p>
          </table:table-cell>
          <table:table-cell office:value-type="float" office:value="260848" calcext:value-type="float">
            <text:p>260848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Meta-val</text:p>
          </table:table-cell>
          <table:table-cell table:formula="of:=FLOOR([.B52]/[.$D$104])" office:value-type="float" office:value="1798" calcext:value-type="float">
            <text:p>1798</text:p>
          </table:table-cell>
          <table:covered-table-cell/>
          <table:table-cell table:formula="of:=FLOOR([.B52]/[.$E$104])" office:value-type="float" office:value="205" calcext:value-type="float">
            <text:p>205</text:p>
          </table:table-cell>
          <table:covered-table-cell/>
        </table:table-row>
        <table:table-row table:style-name="ro1">
          <table:table-cell office:value-type="string" calcext:value-type="string">
            <text:p>EH_AgingStatus_2Y_Temp_30_rndLC_E</text:p>
          </table:table-cell>
          <table:table-cell office:value-type="float" office:value="54619" calcext:value-type="float">
            <text:p>54619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Meta-val</text:p>
          </table:table-cell>
          <table:table-cell table:formula="of:=FLOOR([.B53]/[.$D$104])" office:value-type="float" office:value="376" calcext:value-type="float">
            <text:p>376</text:p>
          </table:table-cell>
          <table:covered-table-cell/>
          <table:table-cell table:formula="of:=FLOOR([.B53]/[.$E$104])" office:value-type="float" office:value="43" calcext:value-type="float">
            <text:p>43</text:p>
          </table:table-cell>
          <table:covered-table-cell/>
        </table:table-row>
        <table:table-row table:style-name="ro1">
          <table:table-cell office:value-type="string" calcext:value-type="string">
            <text:p>EH_AgingStatus_2Y_Temp_32_rndLC_W</text:p>
          </table:table-cell>
          <table:table-cell office:value-type="float" office:value="87087" calcext:value-type="float">
            <text:p>87087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Meta-val</text:p>
          </table:table-cell>
          <table:table-cell table:formula="of:=FLOOR([.B54]/[.$D$104])" office:value-type="float" office:value="600" calcext:value-type="float">
            <text:p>600</text:p>
          </table:table-cell>
          <table:covered-table-cell/>
          <table:table-cell table:formula="of:=FLOOR([.B54]/[.$E$104])" office:value-type="float" office:value="68" calcext:value-type="float">
            <text:p>68</text:p>
          </table:table-cell>
          <table:covered-table-cell/>
        </table:table-row>
        <table:table-row table:style-name="ro1">
          <table:table-cell office:value-type="string" calcext:value-type="string">
            <text:p>EH_AgingStatus_2Y_Temp_38_rndLC_p</text:p>
          </table:table-cell>
          <table:table-cell office:value-type="float" office:value="260848" calcext:value-type="float">
            <text:p>260848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Meta-val</text:p>
          </table:table-cell>
          <table:table-cell table:formula="of:=FLOOR([.B55]/[.$D$104])" office:value-type="float" office:value="1798" calcext:value-type="float">
            <text:p>1798</text:p>
          </table:table-cell>
          <table:covered-table-cell/>
          <table:table-cell table:formula="of:=FLOOR([.B55]/[.$E$104])" office:value-type="float" office:value="205" calcext:value-type="float">
            <text:p>205</text:p>
          </table:table-cell>
          <table:covered-table-cell/>
        </table:table-row>
        <table:table-row table:style-name="ro1">
          <table:table-cell office:value-type="string" calcext:value-type="string">
            <text:p>EH_AgingStatus_3Y_Temp_-3_rndLC_p</text:p>
          </table:table-cell>
          <table:table-cell office:value-type="float" office:value="257845" calcext:value-type="float">
            <text:p>257845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Meta-val</text:p>
          </table:table-cell>
          <table:table-cell table:formula="of:=FLOOR([.B56]/[.$D$104])" office:value-type="float" office:value="1778" calcext:value-type="float">
            <text:p>1778</text:p>
          </table:table-cell>
          <table:covered-table-cell/>
          <table:table-cell table:formula="of:=FLOOR([.B56]/[.$E$104])" office:value-type="float" office:value="203" calcext:value-type="float">
            <text:p>203</text:p>
          </table:table-cell>
          <table:covered-table-cell/>
        </table:table-row>
        <table:table-row table:style-name="ro1">
          <table:table-cell office:value-type="string" calcext:value-type="string">
            <text:p>EH_AgingStatus_3Y_Temp_12_rndLC_E</text:p>
          </table:table-cell>
          <table:table-cell office:value-type="float" office:value="54882" calcext:value-type="float">
            <text:p>54882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Meta-val</text:p>
          </table:table-cell>
          <table:table-cell table:formula="of:=FLOOR([.B57]/[.$D$104])" office:value-type="float" office:value="378" calcext:value-type="float">
            <text:p>378</text:p>
          </table:table-cell>
          <table:covered-table-cell/>
          <table:table-cell table:formula="of:=FLOOR([.B57]/[.$E$104])" office:value-type="float" office:value="43" calcext:value-type="float">
            <text:p>43</text:p>
          </table:table-cell>
          <table:covered-table-cell/>
        </table:table-row>
        <table:table-row table:style-name="ro1">
          <table:table-cell office:value-type="string" calcext:value-type="string">
            <text:p>EH_AgingStatus_3Y_Temp_14_rndLC_E</text:p>
          </table:table-cell>
          <table:table-cell office:value-type="float" office:value="54619" calcext:value-type="float">
            <text:p>54619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Meta-val</text:p>
          </table:table-cell>
          <table:table-cell table:formula="of:=FLOOR([.B58]/[.$D$104])" office:value-type="float" office:value="376" calcext:value-type="float">
            <text:p>376</text:p>
          </table:table-cell>
          <table:covered-table-cell/>
          <table:table-cell table:formula="of:=FLOOR([.B58]/[.$E$104])" office:value-type="float" office:value="43" calcext:value-type="float">
            <text:p>43</text:p>
          </table:table-cell>
          <table:covered-table-cell/>
        </table:table-row>
        <table:table-row table:style-name="ro1">
          <table:table-cell office:value-type="string" calcext:value-type="string">
            <text:p>EH_AgingStatus_3Y_Temp_23_rndLC_W</text:p>
          </table:table-cell>
          <table:table-cell office:value-type="float" office:value="83193" calcext:value-type="float">
            <text:p>83193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Meta-val</text:p>
          </table:table-cell>
          <table:table-cell table:formula="of:=FLOOR([.B59]/[.$D$104])" office:value-type="float" office:value="573" calcext:value-type="float">
            <text:p>573</text:p>
          </table:table-cell>
          <table:covered-table-cell/>
          <table:table-cell table:formula="of:=FLOOR([.B59]/[.$E$104])" office:value-type="float" office:value="65" calcext:value-type="float">
            <text:p>65</text:p>
          </table:table-cell>
          <table:covered-table-cell/>
        </table:table-row>
        <table:table-row table:style-name="ro1">
          <table:table-cell office:value-type="string" calcext:value-type="string">
            <text:p>EH_AgingStatus_3Y_Temp_37_rndLC_W</text:p>
          </table:table-cell>
          <table:table-cell office:value-type="float" office:value="83193" calcext:value-type="float">
            <text:p>83193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Meta-val</text:p>
          </table:table-cell>
          <table:table-cell table:formula="of:=FLOOR([.B60]/[.$D$104])" office:value-type="float" office:value="573" calcext:value-type="float">
            <text:p>573</text:p>
          </table:table-cell>
          <table:covered-table-cell/>
          <table:table-cell table:formula="of:=FLOOR([.B60]/[.$E$104])" office:value-type="float" office:value="65" calcext:value-type="float">
            <text:p>65</text:p>
          </table:table-cell>
          <table:covered-table-cell/>
        </table:table-row>
        <table:table-row table:style-name="ro1">
          <table:table-cell office:value-type="string" calcext:value-type="string">
            <text:p>EH_AgingStatus_3Y_Temp_40_rndLC_p</text:p>
          </table:table-cell>
          <table:table-cell office:value-type="float" office:value="257845" calcext:value-type="float">
            <text:p>257845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Meta-val</text:p>
          </table:table-cell>
          <table:table-cell table:formula="of:=FLOOR([.B61]/[.$D$104])" office:value-type="float" office:value="1778" calcext:value-type="float">
            <text:p>1778</text:p>
          </table:table-cell>
          <table:covered-table-cell/>
          <table:table-cell table:formula="of:=FLOOR([.B61]/[.$E$104])" office:value-type="float" office:value="203" calcext:value-type="float">
            <text:p>203</text:p>
          </table:table-cell>
          <table:covered-table-cell/>
        </table:table-row>
        <table:table-row table:style-name="ro1">
          <table:table-cell office:value-type="string" calcext:value-type="string">
            <text:p>EH_AgingStatus_4Y_Temp_22_rndLC_E</text:p>
          </table:table-cell>
          <table:table-cell office:value-type="float" office:value="53639" calcext:value-type="float">
            <text:p>53639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Meta-val</text:p>
          </table:table-cell>
          <table:table-cell table:formula="of:=FLOOR([.B62]/[.$D$104])" office:value-type="float" office:value="369" calcext:value-type="float">
            <text:p>369</text:p>
          </table:table-cell>
          <table:covered-table-cell/>
          <table:table-cell table:formula="of:=FLOOR([.B62]/[.$E$104])" office:value-type="float" office:value="42" calcext:value-type="float">
            <text:p>42</text:p>
          </table:table-cell>
          <table:covered-table-cell/>
        </table:table-row>
        <table:table-row table:style-name="ro1">
          <table:table-cell office:value-type="string" calcext:value-type="string">
            <text:p>EH_AgingStatus_4Y_Temp_25_rndLC_E</text:p>
          </table:table-cell>
          <table:table-cell office:value-type="float" office:value="53639" calcext:value-type="float">
            <text:p>53639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Meta-val</text:p>
          </table:table-cell>
          <table:table-cell table:formula="of:=FLOOR([.B63]/[.$D$104])" office:value-type="float" office:value="369" calcext:value-type="float">
            <text:p>369</text:p>
          </table:table-cell>
          <table:covered-table-cell/>
          <table:table-cell table:formula="of:=FLOOR([.B63]/[.$E$104])" office:value-type="float" office:value="42" calcext:value-type="float">
            <text:p>42</text:p>
          </table:table-cell>
          <table:covered-table-cell/>
        </table:table-row>
        <table:table-row table:style-name="ro1">
          <table:table-cell office:value-type="string" calcext:value-type="string">
            <text:p>EH_AgingStatus_4Y_Temp_27_rndLC_W</text:p>
          </table:table-cell>
          <table:table-cell office:value-type="float" office:value="83096" calcext:value-type="float">
            <text:p>83096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Meta-val</text:p>
          </table:table-cell>
          <table:table-cell table:formula="of:=FLOOR([.B64]/[.$D$104])" office:value-type="float" office:value="573" calcext:value-type="float">
            <text:p>573</text:p>
          </table:table-cell>
          <table:covered-table-cell/>
          <table:table-cell table:formula="of:=FLOOR([.B64]/[.$E$104])" office:value-type="float" office:value="65" calcext:value-type="float">
            <text:p>65</text:p>
          </table:table-cell>
          <table:covered-table-cell/>
        </table:table-row>
        <table:table-row table:style-name="ro1">
          <table:table-cell office:value-type="string" calcext:value-type="string">
            <text:p>EH_AgingStatus_4Y_Temp_28_rndLC_W</text:p>
          </table:table-cell>
          <table:table-cell office:value-type="float" office:value="83081" calcext:value-type="float">
            <text:p>83081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Meta-val</text:p>
          </table:table-cell>
          <table:table-cell table:formula="of:=FLOOR([.B65]/[.$D$104])" office:value-type="float" office:value="572" calcext:value-type="float">
            <text:p>572</text:p>
          </table:table-cell>
          <table:covered-table-cell/>
          <table:table-cell table:formula="of:=FLOOR([.B65]/[.$E$104])" office:value-type="float" office:value="65" calcext:value-type="float">
            <text:p>65</text:p>
          </table:table-cell>
          <table:covered-table-cell/>
        </table:table-row>
        <table:table-row table:style-name="ro1">
          <table:table-cell office:value-type="string" calcext:value-type="string">
            <text:p>EH_AgingStatus_4Y_Temp_32_rndLC_p</text:p>
          </table:table-cell>
          <table:table-cell office:value-type="float" office:value="254884" calcext:value-type="float">
            <text:p>25488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Meta-val</text:p>
          </table:table-cell>
          <table:table-cell table:formula="of:=FLOOR([.B66]/[.$D$104])" office:value-type="float" office:value="1757" calcext:value-type="float">
            <text:p>1757</text:p>
          </table:table-cell>
          <table:covered-table-cell/>
          <table:table-cell table:formula="of:=FLOOR([.B66]/[.$E$104])" office:value-type="float" office:value="200" calcext:value-type="float">
            <text:p>200</text:p>
          </table:table-cell>
          <table:covered-table-cell/>
        </table:table-row>
        <table:table-row table:style-name="ro1">
          <table:table-cell office:value-type="string" calcext:value-type="string">
            <text:p>EH_AgingStatus_4Y_Temp_3_rndLC_p</text:p>
          </table:table-cell>
          <table:table-cell office:value-type="float" office:value="254884" calcext:value-type="float">
            <text:p>25488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Meta-val</text:p>
          </table:table-cell>
          <table:table-cell table:formula="of:=FLOOR([.B67]/[.$D$104])" office:value-type="float" office:value="1757" calcext:value-type="float">
            <text:p>1757</text:p>
          </table:table-cell>
          <table:covered-table-cell/>
          <table:table-cell table:formula="of:=FLOOR([.B67]/[.$E$104])" office:value-type="float" office:value="200" calcext:value-type="float">
            <text:p>200</text:p>
          </table:table-cell>
          <table:covered-table-cell/>
        </table:table-row>
        <table:table-row table:style-name="ro1">
          <table:table-cell office:value-type="string" calcext:value-type="string">
            <text:p>EH_AgingStatus_5Y_Temp_10_rndLC_W</text:p>
          </table:table-cell>
          <table:table-cell office:value-type="float" office:value="80546" calcext:value-type="float">
            <text:p>80546</text:p>
          </table:table-cell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Meta-test</text:p>
          </table:table-cell>
          <table:table-cell table:formula="of:=FLOOR([.B68]/[.$D$104])" office:value-type="float" office:value="555" calcext:value-type="float">
            <text:p>555</text:p>
          </table:table-cell>
          <table:table-cell table:style-name="ce4" table:formula="of:=SUM([.E68:.E97])" office:value-type="float" office:value="25646" calcext:value-type="float" table:number-columns-spanned="1" table:number-rows-spanned="30">
            <text:p>25646</text:p>
          </table:table-cell>
          <table:table-cell table:formula="of:=FLOOR([.B68]/[.$E$104])" office:value-type="float" office:value="63" calcext:value-type="float">
            <text:p>63</text:p>
          </table:table-cell>
          <table:table-cell table:style-name="ce4" table:formula="of:=SUM([.G68:.G97])" office:value-type="float" office:value="2918" calcext:value-type="float" table:number-columns-spanned="1" table:number-rows-spanned="30">
            <text:p>2918</text:p>
          </table:table-cell>
        </table:table-row>
        <table:table-row table:style-name="ro1">
          <table:table-cell office:value-type="string" calcext:value-type="string">
            <text:p>EH_AgingStatus_5Y_Temp_22_rndLC_W</text:p>
          </table:table-cell>
          <table:table-cell office:value-type="float" office:value="80336" calcext:value-type="float">
            <text:p>80336</text:p>
          </table:table-cell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Meta-test</text:p>
          </table:table-cell>
          <table:table-cell table:formula="of:=FLOOR([.B69]/[.$D$104])" office:value-type="float" office:value="554" calcext:value-type="float">
            <text:p>554</text:p>
          </table:table-cell>
          <table:covered-table-cell/>
          <table:table-cell table:formula="of:=FLOOR([.B69]/[.$E$104])" office:value-type="float" office:value="63" calcext:value-type="float">
            <text:p>63</text:p>
          </table:table-cell>
          <table:covered-table-cell/>
        </table:table-row>
        <table:table-row table:style-name="ro1">
          <table:table-cell office:value-type="string" calcext:value-type="string">
            <text:p>EH_AgingStatus_5Y_Temp_28_rndLC_E</text:p>
          </table:table-cell>
          <table:table-cell office:value-type="float" office:value="53120" calcext:value-type="float">
            <text:p>53120</text:p>
          </table:table-cell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Meta-test</text:p>
          </table:table-cell>
          <table:table-cell table:formula="of:=FLOOR([.B70]/[.$D$104])" office:value-type="float" office:value="366" calcext:value-type="float">
            <text:p>366</text:p>
          </table:table-cell>
          <table:covered-table-cell/>
          <table:table-cell table:formula="of:=FLOOR([.B70]/[.$E$104])" office:value-type="float" office:value="41" calcext:value-type="float">
            <text:p>41</text:p>
          </table:table-cell>
          <table:covered-table-cell/>
        </table:table-row>
        <table:table-row table:style-name="ro1">
          <table:table-cell office:value-type="string" calcext:value-type="string">
            <text:p>EH_AgingStatus_5Y_Temp_2_rndLC_p</text:p>
          </table:table-cell>
          <table:table-cell office:value-type="float" office:value="250684" calcext:value-type="float">
            <text:p>250684</text:p>
          </table:table-cell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Meta-test</text:p>
          </table:table-cell>
          <table:table-cell table:formula="of:=FLOOR([.B71]/[.$D$104])" office:value-type="float" office:value="1728" calcext:value-type="float">
            <text:p>1728</text:p>
          </table:table-cell>
          <table:covered-table-cell/>
          <table:table-cell table:formula="of:=FLOOR([.B71]/[.$E$104])" office:value-type="float" office:value="197" calcext:value-type="float">
            <text:p>197</text:p>
          </table:table-cell>
          <table:covered-table-cell/>
        </table:table-row>
        <table:table-row table:style-name="ro1">
          <table:table-cell office:value-type="string" calcext:value-type="string">
            <text:p>EH_AgingStatus_5Y_Temp_30_rndLC_p</text:p>
          </table:table-cell>
          <table:table-cell office:value-type="float" office:value="250684" calcext:value-type="float">
            <text:p>250684</text:p>
          </table:table-cell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Meta-test</text:p>
          </table:table-cell>
          <table:table-cell table:formula="of:=FLOOR([.B72]/[.$D$104])" office:value-type="float" office:value="1728" calcext:value-type="float">
            <text:p>1728</text:p>
          </table:table-cell>
          <table:covered-table-cell/>
          <table:table-cell table:formula="of:=FLOOR([.B72]/[.$E$104])" office:value-type="float" office:value="197" calcext:value-type="float">
            <text:p>197</text:p>
          </table:table-cell>
          <table:covered-table-cell/>
        </table:table-row>
        <table:table-row table:style-name="ro1">
          <table:table-cell office:value-type="string" calcext:value-type="string">
            <text:p>EH_AgingStatus_5Y_Temp_3_rndLC_E</text:p>
          </table:table-cell>
          <table:table-cell office:value-type="float" office:value="54882" calcext:value-type="float">
            <text:p>54882</text:p>
          </table:table-cell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Meta-test</text:p>
          </table:table-cell>
          <table:table-cell table:formula="of:=FLOOR([.B73]/[.$D$104])" office:value-type="float" office:value="378" calcext:value-type="float">
            <text:p>378</text:p>
          </table:table-cell>
          <table:covered-table-cell/>
          <table:table-cell table:formula="of:=FLOOR([.B73]/[.$E$104])" office:value-type="float" office:value="43" calcext:value-type="float">
            <text:p>43</text:p>
          </table:table-cell>
          <table:covered-table-cell/>
        </table:table-row>
        <table:table-row table:style-name="ro1">
          <table:table-cell office:value-type="string" calcext:value-type="string">
            <text:p>EH_AgingStatus_6Y_Temp_-2_rndLC_W</text:p>
          </table:table-cell>
          <table:table-cell office:value-type="float" office:value="78899" calcext:value-type="float">
            <text:p>78899</text:p>
          </table:table-cell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Meta-test</text:p>
          </table:table-cell>
          <table:table-cell table:formula="of:=FLOOR([.B74]/[.$D$104])" office:value-type="float" office:value="544" calcext:value-type="float">
            <text:p>544</text:p>
          </table:table-cell>
          <table:covered-table-cell/>
          <table:table-cell table:formula="of:=FLOOR([.B74]/[.$E$104])" office:value-type="float" office:value="62" calcext:value-type="float">
            <text:p>62</text:p>
          </table:table-cell>
          <table:covered-table-cell/>
        </table:table-row>
        <table:table-row table:style-name="ro1">
          <table:table-cell office:value-type="string" calcext:value-type="string">
            <text:p>EH_AgingStatus_6Y_Temp_22_rndLC_E</text:p>
          </table:table-cell>
          <table:table-cell office:value-type="float" office:value="52332" calcext:value-type="float">
            <text:p>52332</text:p>
          </table:table-cell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Meta-test</text:p>
          </table:table-cell>
          <table:table-cell table:formula="of:=FLOOR([.B75]/[.$D$104])" office:value-type="float" office:value="360" calcext:value-type="float">
            <text:p>360</text:p>
          </table:table-cell>
          <table:covered-table-cell/>
          <table:table-cell table:formula="of:=FLOOR([.B75]/[.$E$104])" office:value-type="float" office:value="41" calcext:value-type="float">
            <text:p>41</text:p>
          </table:table-cell>
          <table:covered-table-cell/>
        </table:table-row>
        <table:table-row table:style-name="ro1">
          <table:table-cell office:value-type="string" calcext:value-type="string">
            <text:p>EH_AgingStatus_6Y_Temp_24_rndLC_E</text:p>
          </table:table-cell>
          <table:table-cell office:value-type="float" office:value="52332" calcext:value-type="float">
            <text:p>52332</text:p>
          </table:table-cell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Meta-test</text:p>
          </table:table-cell>
          <table:table-cell table:formula="of:=FLOOR([.B76]/[.$D$104])" office:value-type="float" office:value="360" calcext:value-type="float">
            <text:p>360</text:p>
          </table:table-cell>
          <table:covered-table-cell/>
          <table:table-cell table:formula="of:=FLOOR([.B76]/[.$E$104])" office:value-type="float" office:value="41" calcext:value-type="float">
            <text:p>41</text:p>
          </table:table-cell>
          <table:covered-table-cell/>
        </table:table-row>
        <table:table-row table:style-name="ro1">
          <table:table-cell office:value-type="string" calcext:value-type="string">
            <text:p>EH_AgingStatus_6Y_Temp_25_rndLC_W</text:p>
          </table:table-cell>
          <table:table-cell office:value-type="float" office:value="78899" calcext:value-type="float">
            <text:p>78899</text:p>
          </table:table-cell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Meta-test</text:p>
          </table:table-cell>
          <table:table-cell table:formula="of:=FLOOR([.B77]/[.$D$104])" office:value-type="float" office:value="544" calcext:value-type="float">
            <text:p>544</text:p>
          </table:table-cell>
          <table:covered-table-cell/>
          <table:table-cell table:formula="of:=FLOOR([.B77]/[.$E$104])" office:value-type="float" office:value="62" calcext:value-type="float">
            <text:p>62</text:p>
          </table:table-cell>
          <table:covered-table-cell/>
        </table:table-row>
        <table:table-row table:style-name="ro1">
          <table:table-cell office:value-type="string" calcext:value-type="string">
            <text:p>EH_AgingStatus_6Y_Temp_2_rndLC_p</text:p>
          </table:table-cell>
          <table:table-cell office:value-type="float" office:value="249312" calcext:value-type="float">
            <text:p>249312</text:p>
          </table:table-cell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Meta-test</text:p>
          </table:table-cell>
          <table:table-cell table:formula="of:=FLOOR([.B78]/[.$D$104])" office:value-type="float" office:value="1719" calcext:value-type="float">
            <text:p>1719</text:p>
          </table:table-cell>
          <table:covered-table-cell/>
          <table:table-cell table:formula="of:=FLOOR([.B78]/[.$E$104])" office:value-type="float" office:value="196" calcext:value-type="float">
            <text:p>196</text:p>
          </table:table-cell>
          <table:covered-table-cell/>
        </table:table-row>
        <table:table-row table:style-name="ro1">
          <table:table-cell office:value-type="string" calcext:value-type="string">
            <text:p>EH_AgingStatus_6Y_Temp_36_rndLC_p</text:p>
          </table:table-cell>
          <table:table-cell office:value-type="float" office:value="249241" calcext:value-type="float">
            <text:p>249241</text:p>
          </table:table-cell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Meta-test</text:p>
          </table:table-cell>
          <table:table-cell table:formula="of:=FLOOR([.B79]/[.$D$104])" office:value-type="float" office:value="1718" calcext:value-type="float">
            <text:p>1718</text:p>
          </table:table-cell>
          <table:covered-table-cell/>
          <table:table-cell table:formula="of:=FLOOR([.B79]/[.$E$104])" office:value-type="float" office:value="196" calcext:value-type="float">
            <text:p>196</text:p>
          </table:table-cell>
          <table:covered-table-cell/>
        </table:table-row>
        <table:table-row table:style-name="ro1">
          <table:table-cell office:value-type="string" calcext:value-type="string">
            <text:p>EH_AgingStatus_7Y_Temp_-1_rndLC_p</text:p>
          </table:table-cell>
          <table:table-cell office:value-type="float" office:value="243711" calcext:value-type="float">
            <text:p>243711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Meta-test</text:p>
          </table:table-cell>
          <table:table-cell table:formula="of:=FLOOR([.B80]/[.$D$104])" office:value-type="float" office:value="1680" calcext:value-type="float">
            <text:p>1680</text:p>
          </table:table-cell>
          <table:covered-table-cell/>
          <table:table-cell table:formula="of:=FLOOR([.B80]/[.$E$104])" office:value-type="float" office:value="191" calcext:value-type="float">
            <text:p>191</text:p>
          </table:table-cell>
          <table:covered-table-cell/>
        </table:table-row>
        <table:table-row table:style-name="ro1">
          <table:table-cell office:value-type="string" calcext:value-type="string">
            <text:p>EH_AgingStatus_7Y_Temp_-2_rndLC_E</text:p>
          </table:table-cell>
          <table:table-cell office:value-type="float" office:value="54882" calcext:value-type="float">
            <text:p>54882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Meta-test</text:p>
          </table:table-cell>
          <table:table-cell table:formula="of:=FLOOR([.B81]/[.$D$104])" office:value-type="float" office:value="378" calcext:value-type="float">
            <text:p>378</text:p>
          </table:table-cell>
          <table:covered-table-cell/>
          <table:table-cell table:formula="of:=FLOOR([.B81]/[.$E$104])" office:value-type="float" office:value="43" calcext:value-type="float">
            <text:p>43</text:p>
          </table:table-cell>
          <table:covered-table-cell/>
        </table:table-row>
        <table:table-row table:style-name="ro1">
          <table:table-cell office:value-type="string" calcext:value-type="string">
            <text:p>EH_AgingStatus_7Y_Temp_-5_rndLC_E</text:p>
          </table:table-cell>
          <table:table-cell office:value-type="float" office:value="55847" calcext:value-type="float">
            <text:p>55847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Meta-test</text:p>
          </table:table-cell>
          <table:table-cell table:formula="of:=FLOOR([.B82]/[.$D$104])" office:value-type="float" office:value="385" calcext:value-type="float">
            <text:p>385</text:p>
          </table:table-cell>
          <table:covered-table-cell/>
          <table:table-cell table:formula="of:=FLOOR([.B82]/[.$E$104])" office:value-type="float" office:value="43" calcext:value-type="float">
            <text:p>43</text:p>
          </table:table-cell>
          <table:covered-table-cell/>
        </table:table-row>
        <table:table-row table:style-name="ro1">
          <table:table-cell office:value-type="string" calcext:value-type="string">
            <text:p>EH_AgingStatus_7Y_Temp_-9_rndLC_W</text:p>
          </table:table-cell>
          <table:table-cell office:value-type="float" office:value="78899" calcext:value-type="float">
            <text:p>78899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Meta-test</text:p>
          </table:table-cell>
          <table:table-cell table:formula="of:=FLOOR([.B83]/[.$D$104])" office:value-type="float" office:value="544" calcext:value-type="float">
            <text:p>544</text:p>
          </table:table-cell>
          <table:covered-table-cell/>
          <table:table-cell table:formula="of:=FLOOR([.B83]/[.$E$104])" office:value-type="float" office:value="62" calcext:value-type="float">
            <text:p>62</text:p>
          </table:table-cell>
          <table:covered-table-cell/>
        </table:table-row>
        <table:table-row table:style-name="ro1">
          <table:table-cell office:value-type="string" calcext:value-type="string">
            <text:p>EH_AgingStatus_7Y_Temp_3_rndLC_W</text:p>
          </table:table-cell>
          <table:table-cell office:value-type="float" office:value="78899" calcext:value-type="float">
            <text:p>78899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Meta-test</text:p>
          </table:table-cell>
          <table:table-cell table:formula="of:=FLOOR([.B84]/[.$D$104])" office:value-type="float" office:value="544" calcext:value-type="float">
            <text:p>544</text:p>
          </table:table-cell>
          <table:covered-table-cell/>
          <table:table-cell table:formula="of:=FLOOR([.B84]/[.$E$104])" office:value-type="float" office:value="62" calcext:value-type="float">
            <text:p>62</text:p>
          </table:table-cell>
          <table:covered-table-cell/>
        </table:table-row>
        <table:table-row table:style-name="ro1">
          <table:table-cell office:value-type="string" calcext:value-type="string">
            <text:p>EH_AgingStatus_7Y_Temp_7_rndLC_p</text:p>
          </table:table-cell>
          <table:table-cell office:value-type="float" office:value="243711" calcext:value-type="float">
            <text:p>243711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Meta-test</text:p>
          </table:table-cell>
          <table:table-cell table:formula="of:=FLOOR([.B85]/[.$D$104])" office:value-type="float" office:value="1680" calcext:value-type="float">
            <text:p>1680</text:p>
          </table:table-cell>
          <table:covered-table-cell/>
          <table:table-cell table:formula="of:=FLOOR([.B85]/[.$E$104])" office:value-type="float" office:value="191" calcext:value-type="float">
            <text:p>191</text:p>
          </table:table-cell>
          <table:covered-table-cell/>
        </table:table-row>
        <table:table-row table:style-name="ro1">
          <table:table-cell office:value-type="string" calcext:value-type="string">
            <text:p>EH_AgingStatus_8Y_Temp_-6_rndLC_W</text:p>
          </table:table-cell>
          <table:table-cell office:value-type="float" office:value="78899" calcext:value-type="float">
            <text:p>78899</text:p>
          </table:table-cell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Meta-test</text:p>
          </table:table-cell>
          <table:table-cell table:formula="of:=FLOOR([.B86]/[.$D$104])" office:value-type="float" office:value="544" calcext:value-type="float">
            <text:p>544</text:p>
          </table:table-cell>
          <table:covered-table-cell/>
          <table:table-cell table:formula="of:=FLOOR([.B86]/[.$E$104])" office:value-type="float" office:value="62" calcext:value-type="float">
            <text:p>62</text:p>
          </table:table-cell>
          <table:covered-table-cell/>
        </table:table-row>
        <table:table-row table:style-name="ro1">
          <table:table-cell office:value-type="string" calcext:value-type="string">
            <text:p>EH_AgingStatus_8Y_Temp_-8_rndLC_W</text:p>
          </table:table-cell>
          <table:table-cell office:value-type="float" office:value="78899" calcext:value-type="float">
            <text:p>78899</text:p>
          </table:table-cell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Meta-test</text:p>
          </table:table-cell>
          <table:table-cell table:formula="of:=FLOOR([.B87]/[.$D$104])" office:value-type="float" office:value="544" calcext:value-type="float">
            <text:p>544</text:p>
          </table:table-cell>
          <table:covered-table-cell/>
          <table:table-cell table:formula="of:=FLOOR([.B87]/[.$E$104])" office:value-type="float" office:value="62" calcext:value-type="float">
            <text:p>62</text:p>
          </table:table-cell>
          <table:covered-table-cell/>
        </table:table-row>
        <table:table-row table:style-name="ro1">
          <table:table-cell office:value-type="string" calcext:value-type="string">
            <text:p>EH_AgingStatus_8Y_Temp_15_rndLC_E</text:p>
          </table:table-cell>
          <table:table-cell office:value-type="float" office:value="52332" calcext:value-type="float">
            <text:p>52332</text:p>
          </table:table-cell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Meta-test</text:p>
          </table:table-cell>
          <table:table-cell table:formula="of:=FLOOR([.B88]/[.$D$104])" office:value-type="float" office:value="360" calcext:value-type="float">
            <text:p>360</text:p>
          </table:table-cell>
          <table:covered-table-cell/>
          <table:table-cell table:formula="of:=FLOOR([.B88]/[.$E$104])" office:value-type="float" office:value="41" calcext:value-type="float">
            <text:p>41</text:p>
          </table:table-cell>
          <table:covered-table-cell/>
        </table:table-row>
        <table:table-row table:style-name="ro1">
          <table:table-cell office:value-type="string" calcext:value-type="string">
            <text:p>EH_AgingStatus_8Y_Temp_20_rndLC_p</text:p>
          </table:table-cell>
          <table:table-cell office:value-type="float" office:value="234591" calcext:value-type="float">
            <text:p>234591</text:p>
          </table:table-cell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Meta-test</text:p>
          </table:table-cell>
          <table:table-cell table:formula="of:=FLOOR([.B89]/[.$D$104])" office:value-type="float" office:value="1617" calcext:value-type="float">
            <text:p>1617</text:p>
          </table:table-cell>
          <table:covered-table-cell/>
          <table:table-cell table:formula="of:=FLOOR([.B89]/[.$E$104])" office:value-type="float" office:value="184" calcext:value-type="float">
            <text:p>184</text:p>
          </table:table-cell>
          <table:covered-table-cell/>
        </table:table-row>
        <table:table-row table:style-name="ro1">
          <table:table-cell office:value-type="string" calcext:value-type="string">
            <text:p>EH_AgingStatus_8Y_Temp_2_rndLC_p</text:p>
          </table:table-cell>
          <table:table-cell office:value-type="float" office:value="234591" calcext:value-type="float">
            <text:p>234591</text:p>
          </table:table-cell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Meta-test</text:p>
          </table:table-cell>
          <table:table-cell table:formula="of:=FLOOR([.B90]/[.$D$104])" office:value-type="float" office:value="1617" calcext:value-type="float">
            <text:p>1617</text:p>
          </table:table-cell>
          <table:covered-table-cell/>
          <table:table-cell table:formula="of:=FLOOR([.B90]/[.$E$104])" office:value-type="float" office:value="184" calcext:value-type="float">
            <text:p>184</text:p>
          </table:table-cell>
          <table:covered-table-cell/>
        </table:table-row>
        <table:table-row table:style-name="ro1">
          <table:table-cell office:value-type="string" calcext:value-type="string">
            <text:p>EH_AgingStatus_8Y_Temp_37_rndLC_E</text:p>
          </table:table-cell>
          <table:table-cell office:value-type="float" office:value="47788" calcext:value-type="float">
            <text:p>47788</text:p>
          </table:table-cell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Meta-test</text:p>
          </table:table-cell>
          <table:table-cell table:formula="of:=FLOOR([.B91]/[.$D$104])" office:value-type="float" office:value="329" calcext:value-type="float">
            <text:p>329</text:p>
          </table:table-cell>
          <table:covered-table-cell/>
          <table:table-cell table:formula="of:=FLOOR([.B91]/[.$E$104])" office:value-type="float" office:value="37" calcext:value-type="float">
            <text:p>37</text:p>
          </table:table-cell>
          <table:covered-table-cell/>
        </table:table-row>
        <table:table-row table:style-name="ro1">
          <table:table-cell office:value-type="string" calcext:value-type="string">
            <text:p>EH_AgingStatus_9Y_Temp_14_rndLC_p</text:p>
          </table:table-cell>
          <table:table-cell office:value-type="float" office:value="226063" calcext:value-type="float">
            <text:p>226063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Meta-test</text:p>
          </table:table-cell>
          <table:table-cell table:formula="of:=FLOOR([.B92]/[.$D$104])" office:value-type="float" office:value="1559" calcext:value-type="float">
            <text:p>1559</text:p>
          </table:table-cell>
          <table:covered-table-cell/>
          <table:table-cell table:formula="of:=FLOOR([.B92]/[.$E$104])" office:value-type="float" office:value="178" calcext:value-type="float">
            <text:p>178</text:p>
          </table:table-cell>
          <table:covered-table-cell/>
        </table:table-row>
        <table:table-row table:style-name="ro1">
          <table:table-cell office:value-type="string" calcext:value-type="string">
            <text:p>EH_AgingStatus_9Y_Temp_19_rndLC_E</text:p>
          </table:table-cell>
          <table:table-cell office:value-type="float" office:value="47788" calcext:value-type="float">
            <text:p>47788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Meta-test</text:p>
          </table:table-cell>
          <table:table-cell table:formula="of:=FLOOR([.B93]/[.$D$104])" office:value-type="float" office:value="329" calcext:value-type="float">
            <text:p>329</text:p>
          </table:table-cell>
          <table:covered-table-cell/>
          <table:table-cell table:formula="of:=FLOOR([.B93]/[.$E$104])" office:value-type="float" office:value="37" calcext:value-type="float">
            <text:p>37</text:p>
          </table:table-cell>
          <table:covered-table-cell/>
        </table:table-row>
        <table:table-row table:style-name="ro1">
          <table:table-cell office:value-type="string" calcext:value-type="string">
            <text:p>EH_AgingStatus_9Y_Temp_24_rndLC_W</text:p>
          </table:table-cell>
          <table:table-cell office:value-type="float" office:value="77196" calcext:value-type="float">
            <text:p>77196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Meta-test</text:p>
          </table:table-cell>
          <table:table-cell table:formula="of:=FLOOR([.B94]/[.$D$104])" office:value-type="float" office:value="532" calcext:value-type="float">
            <text:p>532</text:p>
          </table:table-cell>
          <table:covered-table-cell/>
          <table:table-cell table:formula="of:=FLOOR([.B94]/[.$E$104])" office:value-type="float" office:value="60" calcext:value-type="float">
            <text:p>60</text:p>
          </table:table-cell>
          <table:covered-table-cell/>
        </table:table-row>
        <table:table-row table:style-name="ro1">
          <table:table-cell office:value-type="string" calcext:value-type="string">
            <text:p>EH_AgingStatus_9Y_Temp_31_rndLC_W</text:p>
          </table:table-cell>
          <table:table-cell office:value-type="float" office:value="77121" calcext:value-type="float">
            <text:p>77121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Meta-test</text:p>
          </table:table-cell>
          <table:table-cell table:formula="of:=FLOOR([.B95]/[.$D$104])" office:value-type="float" office:value="531" calcext:value-type="float">
            <text:p>531</text:p>
          </table:table-cell>
          <table:covered-table-cell/>
          <table:table-cell table:formula="of:=FLOOR([.B95]/[.$E$104])" office:value-type="float" office:value="60" calcext:value-type="float">
            <text:p>60</text:p>
          </table:table-cell>
          <table:covered-table-cell/>
        </table:table-row>
        <table:table-row table:style-name="ro1">
          <table:table-cell office:value-type="string" calcext:value-type="string">
            <text:p>EH_AgingStatus_9Y_Temp_7_rndLC_E</text:p>
          </table:table-cell>
          <table:table-cell office:value-type="float" office:value="52332" calcext:value-type="float">
            <text:p>52332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Meta-test</text:p>
          </table:table-cell>
          <table:table-cell table:formula="of:=FLOOR([.B96]/[.$D$104])" office:value-type="float" office:value="360" calcext:value-type="float">
            <text:p>360</text:p>
          </table:table-cell>
          <table:covered-table-cell/>
          <table:table-cell table:formula="of:=FLOOR([.B96]/[.$E$104])" office:value-type="float" office:value="41" calcext:value-type="float">
            <text:p>41</text:p>
          </table:table-cell>
          <table:covered-table-cell/>
        </table:table-row>
        <table:table-row table:style-name="ro1">
          <table:table-cell office:value-type="string" calcext:value-type="string">
            <text:p>EH_AgingStatus_9Y_Temp_7_rndLC_p</text:p>
          </table:table-cell>
          <table:table-cell office:value-type="float" office:value="226063" calcext:value-type="float">
            <text:p>226063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Meta-test</text:p>
          </table:table-cell>
          <table:table-cell table:formula="of:=FLOOR([.B97]/[.$D$104])" office:value-type="float" office:value="1559" calcext:value-type="float">
            <text:p>1559</text:p>
          </table:table-cell>
          <table:covered-table-cell/>
          <table:table-cell table:formula="of:=FLOOR([.B97]/[.$E$104])" office:value-type="float" office:value="178" calcext:value-type="float">
            <text:p>178</text:p>
          </table:table-cell>
          <table:covered-table-cell/>
        </table:table-row>
        <table:table-row table:style-name="ro1">
          <table:table-cell table:style-name="Default"/>
          <table:table-cell table:style-name="ce19" table:formula="of:=SUM([.B2:.B97])" office:value-type="float" office:value="12952692" calcext:value-type="float">
            <text:p>12952692</text:p>
          </table:table-cell>
          <table:table-cell table:style-name="Default" table:number-columns-repeated="2"/>
          <table:table-cell table:style-name="ce19" table:formula="of:=SUM([.E2:.E97])" office:value-type="float" office:value="89272" calcext:value-type="float">
            <text:p>89272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Default"/>
          <table:table-cell table:style-name="ce4" office:value-type="string" calcext:value-type="string" table:number-columns-spanned="1" table:number-rows-spanned="4">
            <text:p>Hyperparameters</text:p>
          </table:table-cell>
          <table:table-cell office:value-type="string" calcext:value-type="string">
            <text:p>Samples per Task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covered-table-cell table:style-name="ce5"/>
          <table:table-cell office:value-type="string" calcext:value-type="string">
            <text:p>Window size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covered-table-cell table:style-name="ce5"/>
          <table:table-cell office:value-type="string" calcext:value-type="string">
            <text:p>Stride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covered-table-cell table:style-name="ce5"/>
          <table:table-cell office:value-type="string" calcext:value-type="string">
            <text:p>Length task</text:p>
          </table:table-cell>
          <table:table-cell table:style-name="ce3" table:formula="of:=FLOOR((([.D101])*[.D103]+[.D102]))" office:value-type="float" office:value="145" calcext:value-type="float">
            <text:p>145</text:p>
          </table:table-cell>
          <table:table-cell table:style-name="ce3" table:formula="of:=FLOOR((([.E101])*[.E103]+[.E102]))" office:value-type="float" office:value="1270" calcext:value-type="float">
            <text:p>1270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/00/0000</text:date>, <text:time style:data-style-name="N2" text:time-value="12:51:57.7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31T15:25:37.265000000</meta:creation-date>
    <dc:date>2020-08-07T22:02:33.603000000</dc:date>
    <meta:editing-duration>PT21H40M2S</meta:editing-duration>
    <meta:editing-cycles>8</meta:editing-cycles>
    <meta:generator>LibreOffice/6.4.3.2$Windows_X86_64 LibreOffice_project/747b5d0ebf89f41c860ec2a39efd7cb15b54f2d8</meta:generator>
    <meta:document-statistic meta:table-count="3" meta:cell-count="758" meta:object-count="0"/>
  </office:meta>
</office:document-meta>
</file>